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1"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6"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7" style:family="paragraph" style:parent-style-name="Standard" style:list-style-name="L72">
      <style:paragraph-properties fo:text-align="start" style:justify-single-word="false"/>
      <style:text-properties style:font-name="Liberation Serif1"/>
    </style:style>
    <style:style style:name="P128"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0"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1" style:family="paragraph" style:parent-style-name="Standard" style:list-style-name="L76">
      <style:paragraph-properties fo:line-height="100%" fo:text-align="start" style:justify-single-word="false">
        <style:tab-stops>
          <style:tab-stop style:position="0.5in"/>
        </style:tab-stops>
      </style:paragraph-properties>
    </style:style>
    <style:style style:name="P132" style:family="paragraph" style:parent-style-name="Standard">
      <style:paragraph-properties fo:text-align="start" style:justify-single-word="false" fo:break-before="page"/>
      <style:text-properties style:font-name="Liberation Serif2" fo:font-size="12pt" fo:font-weight="normal" style:font-size-asian="10.5pt" style:font-weight-asian="normal" style:font-size-complex="12pt" style:font-weight-complex="normal"/>
    </style:style>
    <style:style style:name="P133" style:family="paragraph" style:parent-style-name="Standard" style:master-page-name="Standard">
      <style:paragraph-properties fo:text-align="start" style:justify-single-word="false" style:page-number="551"/>
      <style:text-properties style:font-name="Liberation Serif2" fo:font-size="12pt" fo:font-weight="normal" style:font-size-asian="10.5pt" style:font-weight-asian="normal" style:font-size-complex="12pt" style:font-weight-complex="normal"/>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text:p>
      <text:p text:style-name="P132"><text:span text:style-name="T6"/></text:p>
      <text:p text:style-name="P133"><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678374894" text:style-name="L1">
            <text:list-item>
              <text:p text:style-name="P28">i</text:p>
            </text:list-item>
            <text:list-item>
              <text:p text:style-name="P28">ii</text:p>
            </text:list-item>
            <text:list-item>
              <text:p text:style-name="P28">iii</text:p>
            </text:list-item>
            <text:list-item>
              <text:p text:style-name="P28">iv</text:p>
            </text:list-item>
            <text:list-item>
              <text:p text:style-name="P28">v</text:p>
            </text:list-item>
            <text:list-item>
              <text:p text:style-name="P28">vi</text:p>
            </text:list-item>
            <text:list-item>
              <text:p text:style-name="P28">vii</text:p>
            </text:list-item>
            <text:list-item>
              <text:p text:style-name="P28">viii</text:p>
            </text:list-item>
            <text:list-item>
              <text:p text:style-name="P28">ix</text:p>
            </text:list-item>
            <text:list-item>
              <text:p text:style-name="P28">x</text:p>
            </text:list-item>
            <text:list-item>
              <text:p text:style-name="P28">xx</text:p>
            </text:list-item>
            <text:list-item>
              <text:p text:style-name="P28">xl</text:p>
            </text:list-item>
            <text:list-item>
              <text:p text:style-name="P28">xlv</text:p>
            </text:list-item>
            <text:list-item>
              <text:p text:style-name="P28">c</text:p>
            </text:list-item>
            <text:list-item>
              <text:p text:style-name="P28">cd</text:p>
            </text:list-item>
            <text:list-item>
              <text:p text:style-name="P28">m</text:p>
            </text:list-item>
            <text:list-item>
              <text:p text:style-name="P28">cm</text:p>
            </text:list-item>
            <text:list-item>
              <text:p text:style-name="P28">lxix</text:p>
            </text:list-item>
            <text:list-item>
              <text:p text:style-name="P28">xxiv</text:p>
            </text:list-item>
            <text:list-item>
              <text:p text:style-name="P28">mcmxcix</text:p>
            </text:list-item>
            <text:list-item>
              <text:p text:style-name="P28">9</text:p>
            </text:list-item>
            <text:list-item>
              <text:p text:style-name="P28">18</text:p>
            </text:list-item>
            <text:list-item>
              <text:p text:style-name="P28">24</text:p>
            </text:list-item>
            <text:list-item>
              <text:p text:style-name="P28">36</text:p>
            </text:list-item>
            <text:list-item>
              <text:p text:style-name="P28">3</text:p>
            </text:list-item>
            <text:list-item>
              <text:p text:style-name="P28">240</text:p>
            </text:list-item>
            <text:list-item>
              <text:p text:style-name="P28">55</text:p>
            </text:list-item>
            <text:list-item>
              <text:p text:style-name="P28">555</text:p>
            </text:list-item>
            <text:list-item>
              <text:p text:style-name="P28">1111</text:p>
            </text:list-item>
            <text:list-item>
              <text:p text:style-name="P28">999</text:p>
            </text:list-item>
            <text:list-item>
              <text:p text:style-name="P28">4</text:p>
            </text:list-item>
            <text:list-item>
              <text:p text:style-name="P28">7</text:p>
            </text:list-item>
            <text:list-item>
              <text:p text:style-name="P28">12</text:p>
            </text:list-item>
            <text:list-item>
              <text:p text:style-name="P28">16</text:p>
            </text:list-item>
            <text:list-item>
              <text:p text:style-name="P28">22</text:p>
            </text:list-item>
            <text:list-item>
              <text:p text:style-name="P28">42</text:p>
            </text:list-item>
            <text:list-item>
              <text:p text:style-name="P28">31</text:p>
            </text:list-item>
            <text:list-item>
              <text:p text:style-name="P28">1337</text:p>
            </text:list-item>
            <text:list-item>
              <text:p text:style-name="P28">2008</text:p>
            </text:list-item>
            <text:list-item>
              <text:p text:style-name="P28">1783</text:p>
            </text:list-item>
          </text:list>
        </text:section>
        <text:p text:style-name="P4"/>
        <text:section text:style-name="Sect2" text:name="Section3">
          <text:p text:style-name="P4">Worksheet 1-2</text:p>
          <text:list xml:id="list1164346397" text:style-name="L2">
            <text:list-item>
              <text:p text:style-name="P29">29</text:p>
            </text:list-item>
            <text:list-item>
              <text:p text:style-name="P29">23</text:p>
            </text:list-item>
            <text:list-item>
              <text:p text:style-name="P29">5</text:p>
            </text:list-item>
            <text:list-item>
              <text:p text:style-name="P29">24</text:p>
            </text:list-item>
            <text:list-item>
              <text:p text:style-name="P29">4</text:p>
            </text:list-item>
            <text:list-item>
              <text:p text:style-name="P29">12</text:p>
            </text:list-item>
            <text:list-item>
              <text:p text:style-name="P29">xx</text:p>
            </text:list-item>
            <text:list-item>
              <text:p text:style-name="P29">xxx</text:p>
            </text:list-item>
            <text:list-item>
              <text:p text:style-name="P29">iv</text:p>
            </text:list-item>
            <text:list-item>
              <text:p text:style-name="P29">xii</text:p>
            </text:list-item>
            <text:list-item>
              <text:p text:style-name="P29">v</text:p>
            </text:list-item>
            <text:list-item>
              <text:p text:style-name="P29">xxiv</text:p>
            </text:list-item>
            <text:list-item>
              <text:p text:style-name="P29">ix</text:p>
            </text:list-item>
            <text:list-item>
              <text:p text:style-name="P29">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285760511" text:style-name="L3">
          <text:list-item>
            <text:p text:style-name="P30">hundreds place</text:p>
          </text:list-item>
          <text:list-item>
            <text:p text:style-name="P30">hundred-thousands place</text:p>
          </text:list-item>
          <text:list-item>
            <text:p text:style-name="P30">ten-millions place</text:p>
          </text:list-item>
          <text:list-item>
            <text:p text:style-name="P30">tenths place</text:p>
          </text:list-item>
          <text:list-item>
            <text:p text:style-name="P30">ten-thousandths place</text:p>
          </text:list-item>
          <text:list-item>
            <text:p text:style-name="P30">ones place</text:p>
          </text:list-item>
          <text:list-item>
            <text:p text:style-name="P30">12,004,025</text:p>
          </text:list-item>
          <text:list-item>
            <text:p text:style-name="P30">31,337</text:p>
          </text:list-item>
          <text:list-item>
            <text:p text:style-name="P30">5,318,008</text:p>
          </text:list-item>
          <text:list-item>
            <text:p text:style-name="P30">0.7</text:p>
          </text:list-item>
          <text:list-item>
            <text:p text:style-name="P30">0.39</text:p>
          </text:list-item>
          <text:list-item>
            <text:p text:style-name="P30">15.7</text:p>
          </text:list-item>
          <text:list-item>
            <text:p text:style-name="P30">6.07</text:p>
          </text:list-item>
          <text:list-item>
            <text:p text:style-name="P30">705.0107</text:p>
          </text:list-item>
          <text:list-item>
            <text:p text:style-name="P30"><text:soft-page-break/>0.7</text:p>
          </text:list-item>
          <text:list-item>
            <text:p text:style-name="P30">95.07</text:p>
          </text:list-item>
          <text:list-item>
            <text:p text:style-name="P30">0.57</text:p>
          </text:list-item>
          <text:list-item>
            <text:p text:style-name="P30">0.0019</text:p>
          </text:list-item>
          <text:list-item>
            <text:p text:style-name="P30">406.0214</text:p>
          </text:list-item>
          <text:list-item>
            <text:p text:style-name="P30">507.0112</text:p>
          </text:list-item>
          <text:list-item>
            <text:p text:style-name="P30"><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0"><draw:frame draw:style-name="fr4" draw:name="Object2" text:anchor-type="as-char" svg:width="0.3661in" svg:height="0.3929in" draw:z-index="132"><draw:object xlink:href="./Object 2" xlink:type="simple" xlink:show="embed" xlink:actuate="onLoad"/><draw:image xlink:href="./ObjectReplacements/Object 2" xlink:type="simple" xlink:show="embed" xlink:actuate="onLoad"/></draw:frame></text:p>
          </text:list-item>
          <text:list-item>
            <text:p text:style-name="P30"><draw:frame draw:style-name="fr4" draw:name="Object3" text:anchor-type="as-char" svg:width="0.4902in" svg:height="0.3929in" draw:z-index="133"><draw:object xlink:href="./Object 3" xlink:type="simple" xlink:show="embed" xlink:actuate="onLoad"/><draw:image xlink:href="./ObjectReplacements/Object 3" xlink:type="simple" xlink:show="embed" xlink:actuate="onLoad"/></draw:frame></text:p>
          </text:list-item>
          <text:list-item>
            <text:p text:style-name="P30"><draw:frame draw:style-name="fr4" draw:name="Object4" text:anchor-type="as-char" svg:width="0.5744in" svg:height="0.3929in" draw:z-index="134"><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135"><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136"><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760763838" text:style-name="L4">
          <text:list-item>
            <text:p text:style-name="P31">103</text:p>
          </text:list-item>
          <text:list-item>
            <text:p text:style-name="P31">1</text:p>
          </text:list-item>
          <text:list-item>
            <text:p text:style-name="P31">88</text:p>
          </text:list-item>
          <text:list-item>
            <text:p text:style-name="P31">100</text:p>
          </text:list-item>
          <text:list-item>
            <text:p text:style-name="P31">187</text:p>
          </text:list-item>
          <text:list-item>
            <text:p text:style-name="P31">29,002</text:p>
          </text:list-item>
          <text:list-item>
            <text:p text:style-name="P31">1.0</text:p>
          </text:list-item>
          <text:list-item>
            <text:p text:style-name="P31">99.7</text:p>
          </text:list-item>
          <text:list-item>
            <text:p text:style-name="P31">2.5</text:p>
          </text:list-item>
          <text:list-item>
            <text:p text:style-name="P31">29,001.5</text:p>
          </text:list-item>
          <text:list-item>
            <text:p text:style-name="P31">187.5</text:p>
          </text:list-item>
          <text:list-item>
            <text:p text:style-name="P31">13.0</text:p>
          </text:list-item>
          <text:list-item>
            <text:p text:style-name="P31">187.50</text:p>
          </text:list-item>
          <text:list-item>
            <text:p text:style-name="P31">12.99</text:p>
          </text:list-item>
          <text:list-item>
            <text:p text:style-name="P31">29,000.50</text:p>
          </text:list-item>
          <text:list-item>
            <text:p text:style-name="P31">1,234,567.87</text:p>
          </text:list-item>
          <text:list-item>
            <text:p text:style-name="P31">66.67</text:p>
          </text:list-item>
          <text:list-item>
            <text:p text:style-name="P31">5,454.55</text:p>
          </text:list-item>
          <text:list-item>
            <text:p text:style-name="P31">3</text:p>
          </text:list-item>
          <text:list-item>
            <text:p text:style-name="P31">4</text:p>
          </text:list-item>
          <text:list-item>
            <text:p text:style-name="P31">2</text:p>
          </text:list-item>
          <text:list-item>
            <text:p text:style-name="P31">3</text:p>
          </text:list-item>
          <text:list-item>
            <text:p text:style-name="P31">3</text:p>
          </text:list-item>
          <text:list-item>
            <text:p text:style-name="P31">1</text:p>
          </text:list-item>
          <text:list-item>
            <text:p text:style-name="P31">2</text:p>
          </text:list-item>
          <text:list-item>
            <text:p text:style-name="P31">2</text:p>
          </text:list-item>
          <text:list-item>
            <text:p text:style-name="P31">1</text:p>
          </text:list-item>
        </text:list>
      </text:section>
      <text:p text:style-name="P4"/>
      <text:section text:style-name="Sect2" text:name="Section6">
        <text:p text:style-name="P4">Worksheet 1-5</text:p>
        <text:list xml:id="list1740684435" text:style-name="L5">
          <text:list-item>
            <text:p text:style-name="P32">55,886</text:p>
          </text:list-item>
          <text:list-item>
            <text:p text:style-name="P32">5.25</text:p>
          </text:list-item>
          <text:list-item>
            <text:p text:style-name="P32">43.79</text:p>
          </text:list-item>
          <text:list-item>
            <text:p text:style-name="P32">97.16</text:p>
          </text:list-item>
          <text:list-item>
            <text:p text:style-name="P32">35.75</text:p>
          </text:list-item>
          <text:list-item>
            <text:p text:style-name="P32">86.964</text:p>
          </text:list-item>
          <text:list-item>
            <text:p text:style-name="P32">73</text:p>
          </text:list-item>
          <text:list-item>
            <text:p text:style-name="P32">8238</text:p>
          </text:list-item>
          <text:list-item>
            <text:p text:style-name="P32">54.17</text:p>
          </text:list-item>
          <text:list-item>
            <text:p text:style-name="P32">88.10</text:p>
          </text:list-item>
          <text:list-item>
            <text:p text:style-name="P32">37.03</text:p>
          </text:list-item>
          <text:list-item>
            <text:p text:style-name="P32">34.342</text:p>
          </text:list-item>
          <text:list-item>
            <text:p text:style-name="P32">696</text:p>
          </text:list-item>
          <text:list-item>
            <text:p text:style-name="P32">4.91</text:p>
          </text:list-item>
          <text:list-item>
            <text:p text:style-name="P32">6.39</text:p>
          </text:list-item>
          <text:list-item>
            <text:p text:style-name="P32">96.98</text:p>
          </text:list-item>
          <text:list-item>
            <text:p text:style-name="P32">26.35</text:p>
          </text:list-item>
          <text:list-item>
            <text:p text:style-name="P32">83.436</text:p>
          </text:list-item>
          <text:list-item>
            <text:p text:style-name="P32">1664</text:p>
          </text:list-item>
          <text:list-item>
            <text:p text:style-name="P32">15.97</text:p>
          </text:list-item>
          <text:list-item>
            <text:p text:style-name="P32">88.06</text:p>
          </text:list-item>
          <text:list-item>
            <text:p text:style-name="P32">0.958</text:p>
          </text:list-item>
          <text:list-item>
            <text:p text:style-name="P32">0.45</text:p>
          </text:list-item>
          <text:list-item>
            <text:p text:style-name="P32">0.839</text:p>
          </text:list-item>
          <text:list-item>
            <text:p text:style-name="P32">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552115530" text:style-name="L6">
          <text:list-item>
            <text:p text:style-name="P33">780,690,145</text:p>
          </text:list-item>
          <text:list-item>
            <text:p text:style-name="P33">1.015</text:p>
          </text:list-item>
          <text:list-item>
            <text:p text:style-name="P33">366.212</text:p>
          </text:list-item>
          <text:list-item>
            <text:p text:style-name="P33">4.1454</text:p>
          </text:list-item>
          <text:list-item>
            <text:p text:style-name="P33">370.962</text:p>
          </text:list-item>
          <text:list-item>
            <text:p text:style-name="P33">41.8481</text:p>
          </text:list-item>
          <text:list-item>
            <text:p text:style-name="P33">8,238</text:p>
          </text:list-item>
          <text:list-item>
            <text:p text:style-name="P33">669.837</text:p>
          </text:list-item>
          <text:list-item>
            <text:p text:style-name="P33">1.7616</text:p>
          </text:list-item>
          <text:list-item>
            <text:p text:style-name="P33">0.01164</text:p>
          </text:list-item>
          <text:list-item>
            <text:p text:style-name="P33">18.225</text:p>
          </text:list-item>
          <text:list-item>
            <text:p text:style-name="P33">0.106512</text:p>
          </text:list-item>
          <text:list-item>
            <text:p text:style-name="P33">81 mg</text:p>
          </text:list-item>
          <text:list-item>
            <text:p text:style-name="P33">$210.72</text:p>
          </text:list-item>
          <text:list-item>
            <text:p text:style-name="P33">734.4 mg</text:p>
          </text:list-item>
        </text:list>
      </text:section>
      <text:p text:style-name="P4"/>
      <text:section text:style-name="Sect2" text:name="Section8">
        <text:p text:style-name="P4">Worksheet 1-7</text:p>
        <text:list xml:id="list112506767" text:style-name="L7">
          <text:list-item>
            <text:p text:style-name="P34">105</text:p>
          </text:list-item>
          <text:list-item>
            <text:p text:style-name="P34">16.24</text:p>
          </text:list-item>
          <text:list-item>
            <text:p text:style-name="P34">1.362</text:p>
          </text:list-item>
          <text:list-item>
            <text:p text:style-name="P34">1151.5</text:p>
          </text:list-item>
          <text:list-item>
            <text:p text:style-name="P34">6.774</text:p>
          </text:list-item>
          <text:list-item>
            <text:p text:style-name="P34">0.043</text:p>
          </text:list-item>
          <text:list-item>
            <text:p text:style-name="P34">0.015</text:p>
          </text:list-item>
          <text:list-item>
            <text:p text:style-name="P34">1.836</text:p>
          </text:list-item>
          <text:list-item>
            <text:p text:style-name="P34">440.4</text:p>
          </text:list-item>
          <text:list-item>
            <text:p text:style-name="P34">80.833</text:p>
          </text:list-item>
          <text:list-item>
            <text:p text:style-name="P34">0.9</text:p>
          </text:list-item>
          <text:list-item>
            <text:p text:style-name="P34">8.491</text:p>
          </text:list-item>
          <text:list-item>
            <text:p text:style-name="P34">32 bottles</text:p>
          </text:list-item>
          <text:list-item>
            <text:p text:style-name="P34">200 days</text:p>
          </text:list-item>
          <text:list-item>
            <text:p text:style-name="P34">120 capsules</text:p>
          </text:list-item>
          <text:list-item>
            <text:p text:style-name="P34">8 days' supply</text:p>
          </text:list-item>
        </text:list>
      </text:section>
      <text:p text:style-name="P4"/>
      <text:section text:style-name="Sect2" text:name="Section9">
        <text:p text:style-name="P4">Worksheet 1-8</text:p>
        <text:list xml:id="list1936690875" text:style-name="L8">
          <text:list-item>
            <text:p text:style-name="P35">xxxviii</text:p>
          </text:list-item>
          <text:list-item>
            <text:p text:style-name="P35">dli</text:p>
          </text:list-item>
          <text:list-item>
            <text:p text:style-name="P35">xxiv</text:p>
          </text:list-item>
          <text:list-item>
            <text:p text:style-name="P35">21</text:p>
          </text:list-item>
          <text:list-item>
            <text:p text:style-name="P35">400</text:p>
          </text:list-item>
          <text:list-item>
            <text:p text:style-name="P35">48</text:p>
          </text:list-item>
          <text:list-item>
            <text:p text:style-name="P35">ten-thousands place</text:p>
          </text:list-item>
          <text:list-item>
            <text:p text:style-name="P35">hundredths place</text:p>
          </text:list-item>
          <text:list-item>
            <text:p text:style-name="P35">tenths place</text:p>
          </text:list-item>
          <text:list-item>
            <text:p text:style-name="P35">2,015,600</text:p>
          </text:list-item>
          <text:list-item>
            <text:p text:style-name="P35">0.4004</text:p>
          </text:list-item>
          <text:list-item>
            <text:p text:style-name="P59"><text:soft-page-break/><text:span text:style-name="T1">9,876.</text:span><text:span text:style-name="T1">5432</text:span></text:p>
          </text:list-item>
          <text:list-item>
            <text:p text:style-name="P35">32,349</text:p>
          </text:list-item>
          <text:list-item>
            <text:p text:style-name="P35">82.25</text:p>
          </text:list-item>
          <text:list-item>
            <text:p text:style-name="P35">23.7</text:p>
          </text:list-item>
          <text:list-item>
            <text:p text:style-name="P35">40.842</text:p>
          </text:list-item>
          <text:list-item>
            <text:p text:style-name="P35">111.95</text:p>
          </text:list-item>
          <text:list-item>
            <text:p text:style-name="P35">134.79</text:p>
          </text:list-item>
          <text:list-item>
            <text:p text:style-name="P35">7,385</text:p>
          </text:list-item>
          <text:list-item>
            <text:p text:style-name="P35">81.89</text:p>
          </text:list-item>
          <text:list-item>
            <text:p text:style-name="P35">22.3</text:p>
          </text:list-item>
          <text:list-item>
            <text:p text:style-name="P35">92.9</text:p>
          </text:list-item>
          <text:list-item>
            <text:p text:style-name="P35">102.65</text:p>
          </text:list-item>
          <text:list-item>
            <text:p text:style-name="P35">29.01</text:p>
          </text:list-item>
          <text:list-item>
            <text:p text:style-name="P35">240</text:p>
          </text:list-item>
          <text:list-item>
            <text:p text:style-name="P35">74.4</text:p>
          </text:list-item>
          <text:list-item>
            <text:p text:style-name="P35">.1107</text:p>
          </text:list-item>
          <text:list-item>
            <text:p text:style-name="P35">10.4016</text:p>
          </text:list-item>
          <text:list-item>
            <text:p text:style-name="P35">0.1176</text:p>
          </text:list-item>
          <text:list-item>
            <text:p text:style-name="P35">20.99579</text:p>
          </text:list-item>
          <text:list-item>
            <text:p text:style-name="P35">61.5</text:p>
          </text:list-item>
          <text:list-item>
            <text:p text:style-name="P35">104.33</text:p>
          </text:list-item>
          <text:list-item>
            <text:p text:style-name="P35">1.36</text:p>
          </text:list-item>
          <text:list-item>
            <text:p text:style-name="P35">41.18</text:p>
          </text:list-item>
          <text:list-item>
            <text:p text:style-name="P35">0.2</text:p>
          </text:list-item>
          <text:list-item>
            <text:p text:style-name="P35">0.12</text:p>
          </text:list-item>
          <text:list-item>
            <text:p text:style-name="P35">454 grams</text:p>
          </text:list-item>
          <text:list-item>
            <text:p text:style-name="P35">2.3 kilograms</text:p>
          </text:list-item>
          <text:list-item>
            <text:p text:style-name="P35">$29.88</text:p>
          </text:list-item>
          <text:list-item>
            <text:p text:style-name="P35">14 days</text:p>
          </text:list-item>
        </text:list>
      </text:section>
      <text:p text:style-name="P4"/>
      <text:p text:style-name="P3">Chapter 2 - Fractions</text:p>
      <text:p text:style-name="P4"/>
      <text:section text:style-name="Sect2" text:name="Section10">
        <text:p text:style-name="P4">Worksheet 2-1</text:p>
        <text:list xml:id="list1909284192" text:style-name="L9">
          <text:list-item>
            <text:p text:style-name="P36">0.2</text:p>
          </text:list-item>
          <text:list-item>
            <text:p text:style-name="P36">0.5</text:p>
          </text:list-item>
          <text:list-item>
            <text:p text:style-name="P36">0.5</text:p>
          </text:list-item>
          <text:list-item>
            <text:p text:style-name="P36">0.1</text:p>
          </text:list-item>
          <text:list-item>
            <text:p text:style-name="P36">0.083</text:p>
          </text:list-item>
          <text:list-item>
            <text:p text:style-name="P36">0.01</text:p>
          </text:list-item>
          <text:list-item>
            <text:p text:style-name="P36">0.001</text:p>
          </text:list-item>
          <text:list-item>
            <text:p text:style-name="P36">0.667</text:p>
          </text:list-item>
          <text:list-item>
            <text:p text:style-name="P36">0.75</text:p>
          </text:list-item>
          <text:list-item>
            <text:p text:style-name="P36">0.8</text:p>
          </text:list-item>
          <text:list-item>
            <text:p text:style-name="P36">0.375</text:p>
          </text:list-item>
          <text:list-item>
            <text:p text:style-name="P36">0.417</text:p>
          </text:list-item>
          <text:list-item>
            <text:p text:style-name="P36">0.389</text:p>
          </text:list-item>
          <text:list-item>
            <text:p text:style-name="P36">0.364</text:p>
          </text:list-item>
          <text:list-item>
            <text:p text:style-name="P36">0.091</text:p>
          </text:list-item>
          <text:list-item>
            <text:p text:style-name="P36">0.143</text:p>
          </text:list-item>
          <text:list-item>
            <text:p text:style-name="P36">0.164</text:p>
          </text:list-item>
          <text:list-item>
            <text:p text:style-name="P36">0.206</text:p>
          </text:list-item>
          <text:list-item>
            <text:p text:style-name="P36">0.211</text:p>
          </text:list-item>
          <text:list-item>
            <text:p text:style-name="P36">0.277</text:p>
          </text:list-item>
          <text:list-item>
            <text:p text:style-name="P36"><draw:frame draw:style-name="fr4" draw:name="Object7" text:anchor-type="as-char" svg:width="0.1984in" svg:height="0.3929in" draw:z-index="172"><draw:object xlink:href="./Object 7" xlink:type="simple" xlink:show="embed" xlink:actuate="onLoad"/><draw:image xlink:href="./ObjectReplacements/Object 7" xlink:type="simple" xlink:show="embed" xlink:actuate="onLoad"/></draw:frame></text:p>
          </text:list-item>
          <text:list-item>
            <text:p text:style-name="P36"><draw:frame draw:style-name="fr4" draw:name="Object8" text:anchor-type="as-char" svg:width="0.1972in" svg:height="0.3929in" draw:z-index="173"><draw:object xlink:href="./Object 8" xlink:type="simple" xlink:show="embed" xlink:actuate="onLoad"/><draw:image xlink:href="./ObjectReplacements/Object 8" xlink:type="simple" xlink:show="embed" xlink:actuate="onLoad"/></draw:frame></text:p>
          </text:list-item>
          <text:list-item>
            <text:p text:style-name="P36"><draw:frame draw:style-name="fr4" draw:name="Object9" text:anchor-type="as-char" svg:width="0.2075in" svg:height="0.3929in" draw:z-index="174"><draw:object xlink:href="./Object 9" xlink:type="simple" xlink:show="embed" xlink:actuate="onLoad"/><draw:image xlink:href="./ObjectReplacements/Object 9" xlink:type="simple" xlink:show="embed" xlink:actuate="onLoad"/></draw:frame></text:p>
          </text:list-item>
          <text:list-item>
            <text:p text:style-name="P36"><draw:frame draw:style-name="fr4" draw:name="Object10" text:anchor-type="as-char" svg:width="0.2819in" svg:height="0.3929in" draw:z-index="175"><draw:object xlink:href="./Object 10" xlink:type="simple" xlink:show="embed" xlink:actuate="onLoad"/><draw:image xlink:href="./ObjectReplacements/Object 10" xlink:type="simple" xlink:show="embed" xlink:actuate="onLoad"/></draw:frame></text:p>
          </text:list-item>
          <text:list-item>
            <text:p text:style-name="P36"><draw:frame draw:style-name="fr4" draw:name="Object11" text:anchor-type="as-char" svg:width="0.2799in" svg:height="0.3929in" draw:z-index="176"><draw:object xlink:href="./Object 11" xlink:type="simple" xlink:show="embed" xlink:actuate="onLoad"/><draw:image xlink:href="./ObjectReplacements/Object 11" xlink:type="simple" xlink:show="embed" xlink:actuate="onLoad"/></draw:frame></text:p>
          </text:list-item>
          <text:list-item>
            <text:p text:style-name="P36"><draw:frame draw:style-name="fr4" draw:name="Object12" text:anchor-type="as-char" svg:width="0.3654in" svg:height="0.3929in" draw:z-index="177"><draw:object xlink:href="./Object 12" xlink:type="simple" xlink:show="embed" xlink:actuate="onLoad"/><draw:image xlink:href="./ObjectReplacements/Object 12" xlink:type="simple" xlink:show="embed" xlink:actuate="onLoad"/></draw:frame></text:p>
          </text:list-item>
          <text:list-item>
            <text:p text:style-name="P36"><draw:frame draw:style-name="fr4" draw:name="Object13" text:anchor-type="as-char" svg:width="0.4484in" svg:height="0.3929in" draw:z-index="178"><draw:object xlink:href="./Object 13" xlink:type="simple" xlink:show="embed" xlink:actuate="onLoad"/><draw:image xlink:href="./ObjectReplacements/Object 13" xlink:type="simple" xlink:show="embed" xlink:actuate="onLoad"/></draw:frame></text:p>
          </text:list-item>
          <text:list-item>
            <text:p text:style-name="P36"><draw:frame draw:style-name="fr4" draw:name="Object14" text:anchor-type="as-char" svg:width="0.1984in" svg:height="0.3929in" draw:z-index="179"><draw:object xlink:href="./Object 14" xlink:type="simple" xlink:show="embed" xlink:actuate="onLoad"/><draw:image xlink:href="./ObjectReplacements/Object 14" xlink:type="simple" xlink:show="embed" xlink:actuate="onLoad"/></draw:frame></text:p>
          </text:list-item>
          <text:list-item>
            <text:p text:style-name="P36"><draw:frame draw:style-name="fr4" draw:name="Object15" text:anchor-type="as-char" svg:width="0.2075in" svg:height="0.3929in" draw:z-index="180"><draw:object xlink:href="./Object 15" xlink:type="simple" xlink:show="embed" xlink:actuate="onLoad"/><draw:image xlink:href="./ObjectReplacements/Object 15" xlink:type="simple" xlink:show="embed" xlink:actuate="onLoad"/></draw:frame></text:p>
          </text:list-item>
          <text:list-item>
            <text:p text:style-name="P36"><draw:frame draw:style-name="fr4" draw:name="Object16" text:anchor-type="as-char" svg:width="0.2075in" svg:height="0.3929in" draw:z-index="181"><draw:object xlink:href="./Object 16" xlink:type="simple" xlink:show="embed" xlink:actuate="onLoad"/><draw:image xlink:href="./ObjectReplacements/Object 16" xlink:type="simple" xlink:show="embed" xlink:actuate="onLoad"/></draw:frame></text:p>
          </text:list-item>
          <text:list-item>
            <text:p text:style-name="P36"><draw:frame draw:style-name="fr4" draw:name="Object17" text:anchor-type="as-char" svg:width="0.2008in" svg:height="0.3929in" draw:z-index="182"><draw:object xlink:href="./Object 17" xlink:type="simple" xlink:show="embed" xlink:actuate="onLoad"/><draw:image xlink:href="./ObjectReplacements/Object 17" xlink:type="simple" xlink:show="embed" xlink:actuate="onLoad"/></draw:frame></text:p>
          </text:list-item>
          <text:list-item>
            <text:p text:style-name="P36"><draw:frame draw:style-name="fr4" draw:name="Object18" text:anchor-type="as-char" svg:width="0.2799in" svg:height="0.3929in" draw:z-index="183"><draw:object xlink:href="./Object 18" xlink:type="simple" xlink:show="embed" xlink:actuate="onLoad"/><draw:image xlink:href="./ObjectReplacements/Object 18" xlink:type="simple" xlink:show="embed" xlink:actuate="onLoad"/></draw:frame></text:p>
          </text:list-item>
          <text:list-item>
            <text:p text:style-name="P36"><draw:frame draw:style-name="fr4" draw:name="Object19" text:anchor-type="as-char" svg:width="0.2819in" svg:height="0.3929in" draw:z-index="184"><draw:object xlink:href="./Object 19" xlink:type="simple" xlink:show="embed" xlink:actuate="onLoad"/><draw:image xlink:href="./ObjectReplacements/Object 19" xlink:type="simple" xlink:show="embed" xlink:actuate="onLoad"/></draw:frame></text:p>
          </text:list-item>
          <text:list-item>
            <text:p text:style-name="P36"><draw:frame draw:style-name="fr4" draw:name="Object20" text:anchor-type="as-char" svg:width="0.2799in" svg:height="0.3929in" draw:z-index="185"><draw:object xlink:href="./Object 20" xlink:type="simple" xlink:show="embed" xlink:actuate="onLoad"/><draw:image xlink:href="./ObjectReplacements/Object 20" xlink:type="simple" xlink:show="embed" xlink:actuate="onLoad"/></draw:frame></text:p>
          </text:list-item>
          <text:list-item>
            <text:p text:style-name="P36"><draw:frame draw:style-name="fr4" draw:name="Object21" text:anchor-type="as-char" svg:width="0.2807in" svg:height="0.3929in" draw:z-index="186"><draw:object xlink:href="./Object 21" xlink:type="simple" xlink:show="embed" xlink:actuate="onLoad"/><draw:image xlink:href="./ObjectReplacements/Object 21" xlink:type="simple" xlink:show="embed" xlink:actuate="onLoad"/></draw:frame></text:p>
          </text:list-item>
          <text:list-item>
            <text:p text:style-name="P36"><draw:frame draw:style-name="fr4" draw:name="Object22" text:anchor-type="as-char" svg:width="0.2819in" svg:height="0.3929in" draw:z-index="187"><draw:object xlink:href="./Object 22" xlink:type="simple" xlink:show="embed" xlink:actuate="onLoad"/><draw:image xlink:href="./ObjectReplacements/Object 22" xlink:type="simple" xlink:show="embed" xlink:actuate="onLoad"/></draw:frame></text:p>
          </text:list-item>
          <text:list-item>
            <text:p text:style-name="P36"><draw:frame draw:style-name="fr4" draw:name="Object23" text:anchor-type="as-char" svg:width="0.2819in" svg:height="0.3929in" draw:z-index="188"><draw:object xlink:href="./Object 23" xlink:type="simple" xlink:show="embed" xlink:actuate="onLoad"/><draw:image xlink:href="./ObjectReplacements/Object 23" xlink:type="simple" xlink:show="embed" xlink:actuate="onLoad"/></draw:frame></text:p>
          </text:list-item>
          <text:list-item>
            <text:p text:style-name="P36"><draw:frame draw:style-name="fr4" draw:name="Object24" text:anchor-type="as-char" svg:width="0.2835in" svg:height="0.3929in" draw:z-index="189"><draw:object xlink:href="./Object 24" xlink:type="simple" xlink:show="embed" xlink:actuate="onLoad"/><draw:image xlink:href="./ObjectReplacements/Object 24" xlink:type="simple" xlink:show="embed" xlink:actuate="onLoad"/></draw:frame></text:p>
          </text:list-item>
          <text:list-item>
            <text:p text:style-name="P36"><draw:frame draw:style-name="fr4" draw:name="Object25" text:anchor-type="as-char" svg:width="0.2819in" svg:height="0.3929in" draw:z-index="190"><draw:object xlink:href="./Object 25" xlink:type="simple" xlink:show="embed" xlink:actuate="onLoad"/><draw:image xlink:href="./ObjectReplacements/Object 25" xlink:type="simple" xlink:show="embed" xlink:actuate="onLoad"/></draw:frame></text:p>
          </text:list-item>
          <text:list-item>
            <text:p text:style-name="P36"><draw:frame draw:style-name="fr4" draw:name="Object26" text:anchor-type="as-char" svg:width="0.2839in" svg:height="0.3929in" draw:z-index="191"><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147361028" text:style-name="L10">
          <text:list-item>
            <text:p text:style-name="P37"><draw:frame draw:style-name="fr4" draw:name="Object27" text:anchor-type="as-char" svg:width="0.1972in" svg:height="0.3929in" draw:z-index="192"><draw:object xlink:href="./Object 27" xlink:type="simple" xlink:show="embed" xlink:actuate="onLoad"/><draw:image xlink:href="./ObjectReplacements/Object 27" xlink:type="simple" xlink:show="embed" xlink:actuate="onLoad"/></draw:frame></text:p>
          </text:list-item>
          <text:list-item>
            <text:p text:style-name="P37"><draw:frame draw:style-name="fr4" draw:name="Object28" text:anchor-type="as-char" svg:width="0.1984in" svg:height="0.3929in" draw:z-index="193"><draw:object xlink:href="./Object 28" xlink:type="simple" xlink:show="embed" xlink:actuate="onLoad"/><draw:image xlink:href="./ObjectReplacements/Object 28" xlink:type="simple" xlink:show="embed" xlink:actuate="onLoad"/></draw:frame></text:p>
          </text:list-item>
          <text:list-item>
            <text:p text:style-name="P37"><draw:frame draw:style-name="fr4" draw:name="Object29" text:anchor-type="as-char" svg:width="0.2008in" svg:height="0.3929in" draw:z-index="194"><draw:object xlink:href="./Object 29" xlink:type="simple" xlink:show="embed" xlink:actuate="onLoad"/><draw:image xlink:href="./ObjectReplacements/Object 29" xlink:type="simple" xlink:show="embed" xlink:actuate="onLoad"/></draw:frame></text:p>
          </text:list-item>
          <text:list-item>
            <text:p text:style-name="P37"><draw:frame draw:style-name="fr4" draw:name="Object30" text:anchor-type="as-char" svg:width="0.1984in" svg:height="0.3929in" draw:z-index="195"><draw:object xlink:href="./Object 30" xlink:type="simple" xlink:show="embed" xlink:actuate="onLoad"/><draw:image xlink:href="./ObjectReplacements/Object 30" xlink:type="simple" xlink:show="embed" xlink:actuate="onLoad"/></draw:frame></text:p>
          </text:list-item>
          <text:list-item>
            <text:p text:style-name="P37"><draw:frame draw:style-name="fr4" draw:name="Object31" text:anchor-type="as-char" svg:width="0.2799in" svg:height="0.3929in" draw:z-index="196"><draw:object xlink:href="./Object 31" xlink:type="simple" xlink:show="embed" xlink:actuate="onLoad"/><draw:image xlink:href="./ObjectReplacements/Object 31" xlink:type="simple" xlink:show="embed" xlink:actuate="onLoad"/></draw:frame></text:p>
          </text:list-item>
          <text:list-item>
            <text:p text:style-name="P37"><draw:frame draw:style-name="fr4" draw:name="Object32" text:anchor-type="as-char" svg:width="0.1984in" svg:height="0.3929in" draw:z-index="197"><draw:object xlink:href="./Object 32" xlink:type="simple" xlink:show="embed" xlink:actuate="onLoad"/><draw:image xlink:href="./ObjectReplacements/Object 32" xlink:type="simple" xlink:show="embed" xlink:actuate="onLoad"/></draw:frame></text:p>
          </text:list-item>
          <text:list-item>
            <text:p text:style-name="P37"><draw:frame draw:style-name="fr4" draw:name="Object33" text:anchor-type="as-char" svg:width="0.2819in" svg:height="0.3929in" draw:z-index="198"><draw:object xlink:href="./Object 33" xlink:type="simple" xlink:show="embed" xlink:actuate="onLoad"/><draw:image xlink:href="./ObjectReplacements/Object 33" xlink:type="simple" xlink:show="embed" xlink:actuate="onLoad"/></draw:frame></text:p>
          </text:list-item>
          <text:list-item>
            <text:p text:style-name="P37"><draw:frame draw:style-name="fr4" draw:name="Object34" text:anchor-type="as-char" svg:width="0.2075in" svg:height="0.3929in" draw:z-index="199"><draw:object xlink:href="./Object 34" xlink:type="simple" xlink:show="embed" xlink:actuate="onLoad"/><draw:image xlink:href="./ObjectReplacements/Object 34" xlink:type="simple" xlink:show="embed" xlink:actuate="onLoad"/></draw:frame></text:p>
          </text:list-item>
          <text:list-item>
            <text:p text:style-name="P37"><draw:frame draw:style-name="fr4" draw:name="Object35" text:anchor-type="as-char" svg:width="0.2819in" svg:height="0.3929in" draw:z-index="200"><draw:object xlink:href="./Object 35" xlink:type="simple" xlink:show="embed" xlink:actuate="onLoad"/><draw:image xlink:href="./ObjectReplacements/Object 35" xlink:type="simple" xlink:show="embed" xlink:actuate="onLoad"/></draw:frame></text:p>
          </text:list-item>
          <text:list-item>
            <text:p text:style-name="P37"><draw:frame draw:style-name="fr4" draw:name="Object36" text:anchor-type="as-char" svg:width="0.1984in" svg:height="0.3929in" draw:z-index="201"><draw:object xlink:href="./Object 36" xlink:type="simple" xlink:show="embed" xlink:actuate="onLoad"/><draw:image xlink:href="./ObjectReplacements/Object 36" xlink:type="simple" xlink:show="embed" xlink:actuate="onLoad"/></draw:frame></text:p>
          </text:list-item>
          <text:list-item>
            <text:p text:style-name="P37"><draw:frame draw:style-name="fr4" draw:name="Object37" text:anchor-type="as-char" svg:width="0.2819in" svg:height="0.3929in" draw:z-index="202"><draw:object xlink:href="./Object 37" xlink:type="simple" xlink:show="embed" xlink:actuate="onLoad"/><draw:image xlink:href="./ObjectReplacements/Object 37" xlink:type="simple" xlink:show="embed" xlink:actuate="onLoad"/></draw:frame></text:p>
          </text:list-item>
          <text:list-item>
            <text:p text:style-name="P37"><draw:frame draw:style-name="fr4" draw:name="Object38" text:anchor-type="as-char" svg:width="0.2799in" svg:height="0.3929in" draw:z-index="203"><draw:object xlink:href="./Object 38" xlink:type="simple" xlink:show="embed" xlink:actuate="onLoad"/><draw:image xlink:href="./ObjectReplacements/Object 38" xlink:type="simple" xlink:show="embed" xlink:actuate="onLoad"/></draw:frame></text:p>
          </text:list-item>
          <text:list-item>
            <text:p text:style-name="P37"><draw:frame draw:style-name="fr4" draw:name="Object56" text:anchor-type="as-char" svg:width="0.1654in" svg:height="0.1839in" draw:z-index="204"><draw:object xlink:href="./Object 39" xlink:type="simple" xlink:show="embed" xlink:actuate="onLoad"/><draw:image xlink:href="./ObjectReplacements/Object 39" xlink:type="simple" xlink:show="embed" xlink:actuate="onLoad"/></draw:frame></text:p>
          </text:list-item>
          <text:list-item>
            <text:p text:style-name="P37"><draw:frame draw:style-name="fr4" draw:name="Object39" text:anchor-type="as-char" svg:width="0.1984in" svg:height="0.3929in" draw:z-index="205"><draw:object xlink:href="./Object 40" xlink:type="simple" xlink:show="embed" xlink:actuate="onLoad"/><draw:image xlink:href="./ObjectReplacements/Object 40" xlink:type="simple" xlink:show="embed" xlink:actuate="onLoad"/></draw:frame></text:p>
          </text:list-item>
          <text:list-item>
            <text:p text:style-name="P37"><draw:frame draw:style-name="fr4" draw:name="Object40" text:anchor-type="as-char" svg:width="0.2008in" svg:height="0.3929in" draw:z-index="206"><draw:object xlink:href="./Object 41" xlink:type="simple" xlink:show="embed" xlink:actuate="onLoad"/><draw:image xlink:href="./ObjectReplacements/Object 41" xlink:type="simple" xlink:show="embed" xlink:actuate="onLoad"/></draw:frame></text:p>
          </text:list-item>
          <text:list-item>
            <text:p text:style-name="P37"><draw:frame draw:style-name="fr4" draw:name="Object41" text:anchor-type="as-char" svg:width="0.2819in" svg:height="0.3929in" draw:z-index="207"><draw:object xlink:href="./Object 42" xlink:type="simple" xlink:show="embed" xlink:actuate="onLoad"/><draw:image xlink:href="./ObjectReplacements/Object 42" xlink:type="simple" xlink:show="embed" xlink:actuate="onLoad"/></draw:frame></text:p>
          </text:list-item>
          <text:list-item>
            <text:p text:style-name="P37"><text:soft-page-break/><draw:frame draw:style-name="fr4" draw:name="Object42" text:anchor-type="as-char" svg:width="0.2075in" svg:height="0.3929in" draw:z-index="208"><draw:object xlink:href="./Object 43" xlink:type="simple" xlink:show="embed" xlink:actuate="onLoad"/><draw:image xlink:href="./ObjectReplacements/Object 43" xlink:type="simple" xlink:show="embed" xlink:actuate="onLoad"/></draw:frame></text:p>
          </text:list-item>
          <text:list-item>
            <text:p text:style-name="P37"><draw:frame draw:style-name="fr4" draw:name="Object43" text:anchor-type="as-char" svg:width="0.2819in" svg:height="0.3929in" draw:z-index="209"><draw:object xlink:href="./Object 44" xlink:type="simple" xlink:show="embed" xlink:actuate="onLoad"/><draw:image xlink:href="./ObjectReplacements/Object 44" xlink:type="simple" xlink:show="embed" xlink:actuate="onLoad"/></draw:frame></text:p>
          </text:list-item>
          <text:list-item>
            <text:p text:style-name="P37"><draw:frame draw:style-name="fr4" draw:name="Object44" text:anchor-type="as-char" svg:width="0.2008in" svg:height="0.3929in" draw:z-index="210"><draw:object xlink:href="./Object 45" xlink:type="simple" xlink:show="embed" xlink:actuate="onLoad"/><draw:image xlink:href="./ObjectReplacements/Object 45" xlink:type="simple" xlink:show="embed" xlink:actuate="onLoad"/></draw:frame></text:p>
          </text:list-item>
          <text:list-item>
            <text:p text:style-name="P37"><draw:frame draw:style-name="fr4" draw:name="Object45" text:anchor-type="as-char" svg:width="0.1972in" svg:height="0.3929in" draw:z-index="211"><draw:object xlink:href="./Object 46" xlink:type="simple" xlink:show="embed" xlink:actuate="onLoad"/><draw:image xlink:href="./ObjectReplacements/Object 46" xlink:type="simple" xlink:show="embed" xlink:actuate="onLoad"/></draw:frame></text:p>
          </text:list-item>
          <text:list-item>
            <text:p text:style-name="P37"><draw:frame draw:style-name="fr4" draw:name="Object46" text:anchor-type="as-char" svg:width="0.1984in" svg:height="0.3929in" draw:z-index="212"><draw:object xlink:href="./Object 47" xlink:type="simple" xlink:show="embed" xlink:actuate="onLoad"/><draw:image xlink:href="./ObjectReplacements/Object 47" xlink:type="simple" xlink:show="embed" xlink:actuate="onLoad"/></draw:frame></text:p>
          </text:list-item>
          <text:list-item>
            <text:p text:style-name="P37"><draw:frame draw:style-name="fr4" draw:name="Object47" text:anchor-type="as-char" svg:width="0.2016in" svg:height="0.3929in" draw:z-index="213"><draw:object xlink:href="./Object 48" xlink:type="simple" xlink:show="embed" xlink:actuate="onLoad"/><draw:image xlink:href="./ObjectReplacements/Object 48" xlink:type="simple" xlink:show="embed" xlink:actuate="onLoad"/></draw:frame></text:p>
          </text:list-item>
          <text:list-item>
            <text:p text:style-name="P37"><draw:frame draw:style-name="fr4" draw:name="Object48" text:anchor-type="as-char" svg:width="0.2819in" svg:height="0.3929in" draw:z-index="214"><draw:object xlink:href="./Object 49" xlink:type="simple" xlink:show="embed" xlink:actuate="onLoad"/><draw:image xlink:href="./ObjectReplacements/Object 49" xlink:type="simple" xlink:show="embed" xlink:actuate="onLoad"/></draw:frame></text:p>
          </text:list-item>
          <text:list-item>
            <text:p text:style-name="P37"><draw:frame draw:style-name="fr4" draw:name="Object49" text:anchor-type="as-char" svg:width="0.2008in" svg:height="0.3929in" draw:z-index="215"><draw:object xlink:href="./Object 50" xlink:type="simple" xlink:show="embed" xlink:actuate="onLoad"/><draw:image xlink:href="./ObjectReplacements/Object 50" xlink:type="simple" xlink:show="embed" xlink:actuate="onLoad"/></draw:frame></text:p>
          </text:list-item>
          <text:list-item>
            <text:p text:style-name="P37"><draw:frame draw:style-name="fr4" draw:name="Object50" text:anchor-type="as-char" svg:width="0.1984in" svg:height="0.3929in" draw:z-index="216"><draw:object xlink:href="./Object 51" xlink:type="simple" xlink:show="embed" xlink:actuate="onLoad"/><draw:image xlink:href="./ObjectReplacements/Object 51" xlink:type="simple" xlink:show="embed" xlink:actuate="onLoad"/></draw:frame></text:p>
          </text:list-item>
          <text:list-item>
            <text:p text:style-name="P37"><draw:frame draw:style-name="fr4" draw:name="Object51" text:anchor-type="as-char" svg:width="0.2819in" svg:height="0.3929in" draw:z-index="217"><draw:object xlink:href="./Object 52" xlink:type="simple" xlink:show="embed" xlink:actuate="onLoad"/><draw:image xlink:href="./ObjectReplacements/Object 52" xlink:type="simple" xlink:show="embed" xlink:actuate="onLoad"/></draw:frame></text:p>
          </text:list-item>
          <text:list-item>
            <text:p text:style-name="P37"><draw:frame draw:style-name="fr4" draw:name="Object52" text:anchor-type="as-char" svg:width="0.2799in" svg:height="0.3929in" draw:z-index="218"><draw:object xlink:href="./Object 53" xlink:type="simple" xlink:show="embed" xlink:actuate="onLoad"/><draw:image xlink:href="./ObjectReplacements/Object 53" xlink:type="simple" xlink:show="embed" xlink:actuate="onLoad"/></draw:frame></text:p>
          </text:list-item>
          <text:list-item>
            <text:p text:style-name="P37"><draw:frame draw:style-name="fr4" draw:name="Object53" text:anchor-type="as-char" svg:width="0.2008in" svg:height="0.3929in" draw:z-index="219"><draw:object xlink:href="./Object 54" xlink:type="simple" xlink:show="embed" xlink:actuate="onLoad"/><draw:image xlink:href="./ObjectReplacements/Object 54" xlink:type="simple" xlink:show="embed" xlink:actuate="onLoad"/></draw:frame></text:p>
          </text:list-item>
          <text:list-item>
            <text:p text:style-name="P37"><draw:frame draw:style-name="fr4" draw:name="Object54" text:anchor-type="as-char" svg:width="0.1984in" svg:height="0.3929in" draw:z-index="220"><draw:object xlink:href="./Object 55" xlink:type="simple" xlink:show="embed" xlink:actuate="onLoad"/><draw:image xlink:href="./ObjectReplacements/Object 55" xlink:type="simple" xlink:show="embed" xlink:actuate="onLoad"/></draw:frame></text:p>
          </text:list-item>
          <text:list-item>
            <text:p text:style-name="P37"><draw:frame draw:style-name="fr4" draw:name="Object55" text:anchor-type="as-char" svg:width="0.2819in" svg:height="0.3929in" draw:z-index="221"><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647688084" text:style-name="L11">
          <text:list-item>
            <text:p text:style-name="P38"><draw:frame draw:style-name="fr4" draw:name="Object64" text:anchor-type="as-char" svg:width="0.1984in" svg:height="0.3929in" draw:z-index="222"><draw:object xlink:href="./Object 57" xlink:type="simple" xlink:show="embed" xlink:actuate="onLoad"/><draw:image xlink:href="./ObjectReplacements/Object 57" xlink:type="simple" xlink:show="embed" xlink:actuate="onLoad"/></draw:frame></text:p>
          </text:list-item>
          <text:list-item>
            <text:p text:style-name="P38"><draw:frame draw:style-name="fr4" draw:name="Object63" text:anchor-type="as-char" svg:width="0.2075in" svg:height="0.3929in" draw:z-index="223"><draw:object xlink:href="./Object 58" xlink:type="simple" xlink:show="embed" xlink:actuate="onLoad"/><draw:image xlink:href="./ObjectReplacements/Object 58" xlink:type="simple" xlink:show="embed" xlink:actuate="onLoad"/></draw:frame></text:p>
          </text:list-item>
          <text:list-item>
            <text:p text:style-name="P38"><draw:frame draw:style-name="fr4" draw:name="Object62" text:anchor-type="as-char" svg:width="0.1972in" svg:height="0.3929in" draw:z-index="224"><draw:object xlink:href="./Object 59" xlink:type="simple" xlink:show="embed" xlink:actuate="onLoad"/><draw:image xlink:href="./ObjectReplacements/Object 59" xlink:type="simple" xlink:show="embed" xlink:actuate="onLoad"/></draw:frame></text:p>
          </text:list-item>
          <text:list-item>
            <text:p text:style-name="P38"><draw:frame draw:style-name="fr4" draw:name="Object61" text:anchor-type="as-char" svg:width="0.2827in" svg:height="0.3929in" draw:z-index="225"><draw:object xlink:href="./Object 60" xlink:type="simple" xlink:show="embed" xlink:actuate="onLoad"/><draw:image xlink:href="./ObjectReplacements/Object 60" xlink:type="simple" xlink:show="embed" xlink:actuate="onLoad"/></draw:frame></text:p>
          </text:list-item>
          <text:list-item>
            <text:p text:style-name="P38"><draw:frame draw:style-name="fr4" draw:name="Object60" text:anchor-type="as-char" svg:width="0.2835in" svg:height="0.3929in" draw:z-index="226"><draw:object xlink:href="./Object 61" xlink:type="simple" xlink:show="embed" xlink:actuate="onLoad"/><draw:image xlink:href="./ObjectReplacements/Object 61" xlink:type="simple" xlink:show="embed" xlink:actuate="onLoad"/></draw:frame></text:p>
          </text:list-item>
          <text:list-item>
            <text:p text:style-name="P38"><draw:frame draw:style-name="fr4" draw:name="Object59" text:anchor-type="as-char" svg:width="0.2008in" svg:height="0.3929in" draw:z-index="227"><draw:object xlink:href="./Object 62" xlink:type="simple" xlink:show="embed" xlink:actuate="onLoad"/><draw:image xlink:href="./ObjectReplacements/Object 62" xlink:type="simple" xlink:show="embed" xlink:actuate="onLoad"/></draw:frame></text:p>
          </text:list-item>
          <text:list-item>
            <text:p text:style-name="P38"><draw:frame draw:style-name="fr4" draw:name="Object58" text:anchor-type="as-char" svg:width="0.2016in" svg:height="0.3929in" draw:z-index="228"><draw:object xlink:href="./Object 63" xlink:type="simple" xlink:show="embed" xlink:actuate="onLoad"/><draw:image xlink:href="./ObjectReplacements/Object 63" xlink:type="simple" xlink:show="embed" xlink:actuate="onLoad"/></draw:frame></text:p>
          </text:list-item>
          <text:list-item>
            <text:p text:style-name="P38"><draw:frame draw:style-name="fr4" draw:name="Object57" text:anchor-type="as-char" svg:width="0.3083in" svg:height="0.3929in" draw:z-index="229"><draw:object xlink:href="./Object 64" xlink:type="simple" xlink:show="embed" xlink:actuate="onLoad"/><draw:image xlink:href="./ObjectReplacements/Object 64" xlink:type="simple" xlink:show="embed" xlink:actuate="onLoad"/></draw:frame></text:p>
          </text:list-item>
          <text:list-item>
            <text:p text:style-name="P38"><draw:frame draw:style-name="fr4" draw:name="Object65" text:anchor-type="as-char" svg:width="0.2811in" svg:height="0.3929in" draw:z-index="230"><draw:object xlink:href="./Object 65" xlink:type="simple" xlink:show="embed" xlink:actuate="onLoad"/><draw:image xlink:href="./ObjectReplacements/Object 65" xlink:type="simple" xlink:show="embed" xlink:actuate="onLoad"/></draw:frame></text:p>
          </text:list-item>
          <text:list-item>
            <text:p text:style-name="P38"><draw:frame draw:style-name="fr4" draw:name="Object66" text:anchor-type="as-char" svg:width="0.2075in" svg:height="0.3929in" draw:z-index="231"><draw:object xlink:href="./Object 66" xlink:type="simple" xlink:show="embed" xlink:actuate="onLoad"/><draw:image xlink:href="./ObjectReplacements/Object 66" xlink:type="simple" xlink:show="embed" xlink:actuate="onLoad"/></draw:frame></text:p>
          </text:list-item>
          <text:list-item>
            <text:p text:style-name="P38"><draw:frame draw:style-name="fr4" draw:name="Object67" text:anchor-type="as-char" svg:width="0.2866in" svg:height="0.3929in" draw:z-index="232"><draw:object xlink:href="./Object 67" xlink:type="simple" xlink:show="embed" xlink:actuate="onLoad"/><draw:image xlink:href="./ObjectReplacements/Object 67" xlink:type="simple" xlink:show="embed" xlink:actuate="onLoad"/></draw:frame></text:p>
          </text:list-item>
          <text:list-item>
            <text:p text:style-name="P38"><draw:frame draw:style-name="fr4" draw:name="Object68" text:anchor-type="as-char" svg:width="0.3654in" svg:height="0.3929in" draw:z-index="233"><draw:object xlink:href="./Object 68" xlink:type="simple" xlink:show="embed" xlink:actuate="onLoad"/><draw:image xlink:href="./ObjectReplacements/Object 68" xlink:type="simple" xlink:show="embed" xlink:actuate="onLoad"/></draw:frame></text:p>
          </text:list-item>
          <text:list-item>
            <text:p text:style-name="P38"><draw:frame draw:style-name="fr4" draw:name="Object69" text:anchor-type="as-char" svg:width="0.5516in" svg:height="0.3929in" draw:z-index="234"><draw:object xlink:href="./Object 69" xlink:type="simple" xlink:show="embed" xlink:actuate="onLoad"/><draw:image xlink:href="./ObjectReplacements/Object 69" xlink:type="simple" xlink:show="embed" xlink:actuate="onLoad"/></draw:frame></text:p>
          </text:list-item>
          <text:list-item>
            <text:p text:style-name="P38"><draw:frame draw:style-name="fr4" draw:name="Object70" text:anchor-type="as-char" svg:width="0.3681in" svg:height="0.3929in" draw:z-index="235"><draw:object xlink:href="./Object 70" xlink:type="simple" xlink:show="embed" xlink:actuate="onLoad"/><draw:image xlink:href="./ObjectReplacements/Object 70" xlink:type="simple" xlink:show="embed" xlink:actuate="onLoad"/></draw:frame></text:p>
          </text:list-item>
          <text:list-item>
            <text:p text:style-name="P38"><draw:frame draw:style-name="fr4" draw:name="Object71" text:anchor-type="as-char" svg:width="0.4661in" svg:height="0.3929in" draw:z-index="236"><draw:object xlink:href="./Object 71" xlink:type="simple" xlink:show="embed" xlink:actuate="onLoad"/><draw:image xlink:href="./ObjectReplacements/Object 71" xlink:type="simple" xlink:show="embed" xlink:actuate="onLoad"/></draw:frame></text:p>
          </text:list-item>
          <text:list-item>
            <text:p text:style-name="P38"><draw:frame draw:style-name="fr4" draw:name="Object72" text:anchor-type="as-char" svg:width="0.2839in" svg:height="0.3929in" draw:z-index="237"><draw:object xlink:href="./Object 72" xlink:type="simple" xlink:show="embed" xlink:actuate="onLoad"/><draw:image xlink:href="./ObjectReplacements/Object 72" xlink:type="simple" xlink:show="embed" xlink:actuate="onLoad"/></draw:frame></text:p>
          </text:list-item>
          <text:list-item>
            <text:p text:style-name="P38"><draw:frame draw:style-name="fr4" draw:name="Object73" text:anchor-type="as-char" svg:width="0.2819in" svg:height="0.3929in" draw:z-index="238"><draw:object xlink:href="./Object 73" xlink:type="simple" xlink:show="embed" xlink:actuate="onLoad"/><draw:image xlink:href="./ObjectReplacements/Object 73" xlink:type="simple" xlink:show="embed" xlink:actuate="onLoad"/></draw:frame></text:p>
          </text:list-item>
          <text:list-item>
            <text:p text:style-name="P38"><draw:frame draw:style-name="fr4" draw:name="Object74" text:anchor-type="as-char" svg:width="0.2008in" svg:height="0.3929in" draw:z-index="239"><draw:object xlink:href="./Object 74" xlink:type="simple" xlink:show="embed" xlink:actuate="onLoad"/><draw:image xlink:href="./ObjectReplacements/Object 74" xlink:type="simple" xlink:show="embed" xlink:actuate="onLoad"/></draw:frame></text:p>
          </text:list-item>
          <text:list-item>
            <text:p text:style-name="P38"><draw:frame draw:style-name="fr4" draw:name="Object75" text:anchor-type="as-char" svg:width="0.3083in" svg:height="0.3929in" draw:z-index="240"><draw:object xlink:href="./Object 75" xlink:type="simple" xlink:show="embed" xlink:actuate="onLoad"/><draw:image xlink:href="./ObjectReplacements/Object 75" xlink:type="simple" xlink:show="embed" xlink:actuate="onLoad"/></draw:frame></text:p>
          </text:list-item>
          <text:list-item>
            <text:p text:style-name="P38"><draw:frame draw:style-name="fr4" draw:name="Object76" text:anchor-type="as-char" svg:width="0.3835in" svg:height="0.3929in" draw:z-index="241"><draw:object xlink:href="./Object 76" xlink:type="simple" xlink:show="embed" xlink:actuate="onLoad"/><draw:image xlink:href="./ObjectReplacements/Object 76" xlink:type="simple" xlink:show="embed" xlink:actuate="onLoad"/></draw:frame></text:p>
          </text:list-item>
          <text:list-item>
            <text:p text:style-name="P38"><draw:frame draw:style-name="fr4" draw:name="Object77" text:anchor-type="as-char" svg:width="0.3083in" svg:height="0.3929in" draw:z-index="242"><draw:object xlink:href="./Object 77" xlink:type="simple" xlink:show="embed" xlink:actuate="onLoad"/><draw:image xlink:href="./ObjectReplacements/Object 77" xlink:type="simple" xlink:show="embed" xlink:actuate="onLoad"/></draw:frame></text:p>
          </text:list-item>
          <text:list-item>
            <text:p text:style-name="P38"><draw:frame draw:style-name="fr4" draw:name="Object78" text:anchor-type="as-char" svg:width="0.3854in" svg:height="0.3929in" draw:z-index="243"><draw:object xlink:href="./Object 78" xlink:type="simple" xlink:show="embed" xlink:actuate="onLoad"/><draw:image xlink:href="./ObjectReplacements/Object 78" xlink:type="simple" xlink:show="embed" xlink:actuate="onLoad"/></draw:frame></text:p>
          </text:list-item>
          <text:list-item>
            <text:p text:style-name="P38"><draw:frame draw:style-name="fr4" draw:name="Object79" text:anchor-type="as-char" svg:width="0.3083in" svg:height="0.3929in" draw:z-index="244"><draw:object xlink:href="./Object 79" xlink:type="simple" xlink:show="embed" xlink:actuate="onLoad"/><draw:image xlink:href="./ObjectReplacements/Object 79" xlink:type="simple" xlink:show="embed" xlink:actuate="onLoad"/></draw:frame></text:p>
          </text:list-item>
          <text:list-item>
            <text:p text:style-name="P38"><draw:frame draw:style-name="fr4" draw:name="Object80" text:anchor-type="as-char" svg:width="0.2862in" svg:height="0.3929in" draw:z-index="245"><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051539123" text:style-name="L12">
          <text:list-item>
            <text:p text:style-name="P39"><draw:frame draw:style-name="fr4" draw:name="Object82" text:anchor-type="as-char" svg:width="0.1992in" svg:height="0.3929in" draw:z-index="246"><draw:object xlink:href="./Object 82" xlink:type="simple" xlink:show="embed" xlink:actuate="onLoad"/><draw:image xlink:href="./ObjectReplacements/Object 82" xlink:type="simple" xlink:show="embed" xlink:actuate="onLoad"/></draw:frame></text:p>
          </text:list-item>
          <text:list-item>
            <text:p text:style-name="P39"><draw:frame draw:style-name="fr4" draw:name="Object83" text:anchor-type="as-char" svg:width="0.2839in" svg:height="0.3929in" draw:z-index="247"><draw:object xlink:href="./Object 83" xlink:type="simple" xlink:show="embed" xlink:actuate="onLoad"/><draw:image xlink:href="./ObjectReplacements/Object 83" xlink:type="simple" xlink:show="embed" xlink:actuate="onLoad"/></draw:frame> </text:p>
          </text:list-item>
          <text:list-item>
            <text:p text:style-name="P39"><draw:frame draw:style-name="fr4" draw:name="Object84" text:anchor-type="as-char" svg:width="0.2028in" svg:height="0.3929in" draw:z-index="248"><draw:object xlink:href="./Object 84" xlink:type="simple" xlink:show="embed" xlink:actuate="onLoad"/><draw:image xlink:href="./ObjectReplacements/Object 84" xlink:type="simple" xlink:show="embed" xlink:actuate="onLoad"/></draw:frame> </text:p>
          </text:list-item>
          <text:list-item>
            <text:p text:style-name="P39"><draw:frame draw:style-name="fr4" draw:name="Object85" text:anchor-type="as-char" svg:width="0.2835in" svg:height="0.3929in" draw:z-index="249"><draw:object xlink:href="./Object 85" xlink:type="simple" xlink:show="embed" xlink:actuate="onLoad"/><draw:image xlink:href="./ObjectReplacements/Object 85" xlink:type="simple" xlink:show="embed" xlink:actuate="onLoad"/></draw:frame> </text:p>
          </text:list-item>
          <text:list-item>
            <text:p text:style-name="P39"><draw:frame draw:style-name="fr4" draw:name="Object86" text:anchor-type="as-char" svg:width="0.2839in" svg:height="0.3929in" draw:z-index="250"><draw:object xlink:href="./Object 86" xlink:type="simple" xlink:show="embed" xlink:actuate="onLoad"/><draw:image xlink:href="./ObjectReplacements/Object 86" xlink:type="simple" xlink:show="embed" xlink:actuate="onLoad"/></draw:frame> </text:p>
          </text:list-item>
          <text:list-item>
            <text:p text:style-name="P39"><draw:frame draw:style-name="fr4" draw:name="Object87" text:anchor-type="as-char" svg:width="0.2839in" svg:height="0.3929in" draw:z-index="251"><draw:object xlink:href="./Object 87" xlink:type="simple" xlink:show="embed" xlink:actuate="onLoad"/><draw:image xlink:href="./ObjectReplacements/Object 87" xlink:type="simple" xlink:show="embed" xlink:actuate="onLoad"/></draw:frame> </text:p>
          </text:list-item>
          <text:list-item>
            <text:p text:style-name="P39">0 </text:p>
          </text:list-item>
          <text:list-item>
            <text:p text:style-name="P39"><draw:frame draw:style-name="fr4" draw:name="Object88" text:anchor-type="as-char" svg:width="0.2819in" svg:height="0.3929in" draw:z-index="252"><draw:object xlink:href="./Object 88" xlink:type="simple" xlink:show="embed" xlink:actuate="onLoad"/><draw:image xlink:href="./ObjectReplacements/Object 88" xlink:type="simple" xlink:show="embed" xlink:actuate="onLoad"/></draw:frame> </text:p>
          </text:list-item>
          <text:list-item>
            <text:p text:style-name="P39"><draw:frame draw:style-name="fr4" draw:name="Object89" text:anchor-type="as-char" svg:width="0.2791in" svg:height="0.3929in" draw:z-index="253"><draw:object xlink:href="./Object 89" xlink:type="simple" xlink:show="embed" xlink:actuate="onLoad"/><draw:image xlink:href="./ObjectReplacements/Object 89" xlink:type="simple" xlink:show="embed" xlink:actuate="onLoad"/></draw:frame> </text:p>
          </text:list-item>
          <text:list-item>
            <text:p text:style-name="P39"><draw:frame draw:style-name="fr4" draw:name="Object90" text:anchor-type="as-char" svg:width="0.2807in" svg:height="0.3929in" draw:z-index="254"><draw:object xlink:href="./Object 90" xlink:type="simple" xlink:show="embed" xlink:actuate="onLoad"/><draw:image xlink:href="./ObjectReplacements/Object 90" xlink:type="simple" xlink:show="embed" xlink:actuate="onLoad"/></draw:frame> </text:p>
          </text:list-item>
          <text:list-item>
            <text:p text:style-name="P39"><draw:frame draw:style-name="fr4" draw:name="Object91" text:anchor-type="as-char" svg:width="0.2874in" svg:height="0.3929in" draw:z-index="255"><draw:object xlink:href="./Object 91" xlink:type="simple" xlink:show="embed" xlink:actuate="onLoad"/><draw:image xlink:href="./ObjectReplacements/Object 91" xlink:type="simple" xlink:show="embed" xlink:actuate="onLoad"/></draw:frame> </text:p>
          </text:list-item>
          <text:list-item>
            <text:p text:style-name="P39"><draw:frame draw:style-name="fr4" draw:name="Object92" text:anchor-type="as-char" svg:width="0.2882in" svg:height="0.3929in" draw:z-index="256"><draw:object xlink:href="./Object 92" xlink:type="simple" xlink:show="embed" xlink:actuate="onLoad"/><draw:image xlink:href="./ObjectReplacements/Object 92" xlink:type="simple" xlink:show="embed" xlink:actuate="onLoad"/></draw:frame> </text:p>
          </text:list-item>
          <text:list-item>
            <text:p text:style-name="P39"><draw:frame draw:style-name="fr4" draw:name="Object93" text:anchor-type="as-char" svg:width="0.2874in" svg:height="0.3929in" draw:z-index="257"><draw:object xlink:href="./Object 93" xlink:type="simple" xlink:show="embed" xlink:actuate="onLoad"/><draw:image xlink:href="./ObjectReplacements/Object 93" xlink:type="simple" xlink:show="embed" xlink:actuate="onLoad"/></draw:frame> </text:p>
          </text:list-item>
          <text:list-item>
            <text:p text:style-name="P39"><draw:frame draw:style-name="fr4" draw:name="Object94" text:anchor-type="as-char" svg:width="0.3654in" svg:height="0.3929in" draw:z-index="258"><draw:object xlink:href="./Object 94" xlink:type="simple" xlink:show="embed" xlink:actuate="onLoad"/><draw:image xlink:href="./ObjectReplacements/Object 94" xlink:type="simple" xlink:show="embed" xlink:actuate="onLoad"/></draw:frame> </text:p>
          </text:list-item>
          <text:list-item>
            <text:p text:style-name="P39"><draw:frame draw:style-name="fr4" draw:name="Object95" text:anchor-type="as-char" svg:width="0.3626in" svg:height="0.3929in" draw:z-index="259"><draw:object xlink:href="./Object 95" xlink:type="simple" xlink:show="embed" xlink:actuate="onLoad"/><draw:image xlink:href="./ObjectReplacements/Object 95" xlink:type="simple" xlink:show="embed" xlink:actuate="onLoad"/></draw:frame> </text:p>
          </text:list-item>
          <text:list-item>
            <text:p text:style-name="P39"><draw:frame draw:style-name="fr4" draw:name="Object96" text:anchor-type="as-char" svg:width="0.3701in" svg:height="0.3929in" draw:z-index="260"><draw:object xlink:href="./Object 96" xlink:type="simple" xlink:show="embed" xlink:actuate="onLoad"/><draw:image xlink:href="./ObjectReplacements/Object 96" xlink:type="simple" xlink:show="embed" xlink:actuate="onLoad"/></draw:frame> </text:p>
          </text:list-item>
          <text:list-item>
            <text:p text:style-name="P39">18 </text:p>
          </text:list-item>
          <text:list-item>
            <text:p text:style-name="P39"><draw:frame draw:style-name="fr4" draw:name="Object97" text:anchor-type="as-char" svg:width="0.2791in" svg:height="0.3929in" draw:z-index="261"><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262"><draw:object xlink:href="./Object 98" xlink:type="simple" xlink:show="embed" xlink:actuate="onLoad"/><draw:image xlink:href="./ObjectReplacements/Object 98" xlink:type="simple" xlink:show="embed" xlink:actuate="onLoad"/></draw:frame> </text:p>
          </text:list-item>
          <text:list-item>
            <text:p text:style-name="P39"><draw:frame draw:style-name="fr4" draw:name="Object99" text:anchor-type="as-char" svg:width="0.2047in" svg:height="0.3929in" draw:z-index="263"><draw:object xlink:href="./Object 99" xlink:type="simple" xlink:show="embed" xlink:actuate="onLoad"/><draw:image xlink:href="./ObjectReplacements/Object 99" xlink:type="simple" xlink:show="embed" xlink:actuate="onLoad"/></draw:frame> </text:p>
          </text:list-item>
          <text:list-item>
            <text:p text:style-name="P39"><draw:frame draw:style-name="fr4" draw:name="Object100" text:anchor-type="as-char" svg:width="0.2839in" svg:height="0.3929in" draw:z-index="264"><draw:object xlink:href="./Object 100" xlink:type="simple" xlink:show="embed" xlink:actuate="onLoad"/><draw:image xlink:href="./ObjectReplacements/Object 100" xlink:type="simple" xlink:show="embed" xlink:actuate="onLoad"/></draw:frame> </text:p>
          </text:list-item>
          <text:list-item>
            <text:p text:style-name="P39"><draw:frame draw:style-name="fr4" draw:name="Object101" text:anchor-type="as-char" svg:width="0.2839in" svg:height="0.3929in" draw:z-index="265"><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266"><draw:object xlink:href="./Object 102" xlink:type="simple" xlink:show="embed" xlink:actuate="onLoad"/><draw:image xlink:href="./ObjectReplacements/Object 102" xlink:type="simple" xlink:show="embed" xlink:actuate="onLoad"/></draw:frame> </text:p>
          </text:list-item>
          <text:list-item>
            <text:p text:style-name="P39">20 </text:p>
          </text:list-item>
          <text:list-item>
            <text:p text:style-name="P39"><draw:frame draw:style-name="fr4" draw:name="Object103" text:anchor-type="as-char" svg:width="0.1992in" svg:height="0.3929in" draw:z-index="267"><draw:object xlink:href="./Object 103" xlink:type="simple" xlink:show="embed" xlink:actuate="onLoad"/><draw:image xlink:href="./ObjectReplacements/Object 103" xlink:type="simple" xlink:show="embed" xlink:actuate="onLoad"/></draw:frame> </text:p>
          </text:list-item>
          <text:list-item>
            <text:p text:style-name="P39">18 </text:p>
          </text:list-item>
        </text:list>
      </text:section>
      <text:p text:style-name="P4"/>
      <text:section text:style-name="Sect2" text:name="Section14">
        <text:p text:style-name="P4"><text:soft-page-break/>Worksheet 2-5</text:p>
        <text:list xml:id="list446324523" text:style-name="L13">
          <text:list-item>
            <text:p text:style-name="P60">1</text:p>
          </text:list-item>
          <text:list-item>
            <text:p text:style-name="P60"><draw:frame draw:style-name="fr4" draw:name="Object104" text:anchor-type="as-char" svg:width="0.198in" svg:height="0.3929in" draw:z-index="268"><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269"><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270"><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271"><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272"><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273"><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274"><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275"><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276"><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277"><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278"><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545189039"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2"><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4"><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6"><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8"><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9"><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0"><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1"><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2"><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3"><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4"><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5"><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7"><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8"><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9"><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2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21"><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22"><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23"><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24"><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25"><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26"><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27"><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28"><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29"><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30"><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31"><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32"><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33"><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34"><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35"><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36"><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3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182760575"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383433983" text:style-name="L16">
          <text:list-item>
            <text:p text:style-name="P63"><draw:frame draw:style-name="fr4" draw:name="Object152" text:anchor-type="as-char" svg:width="0.202in" svg:height="0.3929in" draw:z-index="38"><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39"><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40"><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41"><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42"><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43"><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44"><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45"><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46"><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47"><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48"><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49"><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50"><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5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52"><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748802695"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426568723" text:style-name="L18">
          <text:list-item>
            <text:p text:style-name="P40"><draw:frame draw:style-name="fr4" draw:name="Object167" text:anchor-type="as-char" svg:width="0.2839in" svg:height="0.3929in" draw:z-index="53"><draw:object xlink:href="./Object 167" xlink:type="simple" xlink:show="embed" xlink:actuate="onLoad"/><draw:image xlink:href="./ObjectReplacements/Object 167" xlink:type="simple" xlink:show="embed" xlink:actuate="onLoad"/></draw:frame></text:p>
          </text:list-item>
          <text:list-item>
            <text:p text:style-name="P40"><draw:frame draw:style-name="fr4" draw:name="Object168" text:anchor-type="as-char" svg:width="0.2866in" svg:height="0.3929in" draw:z-index="54"><draw:object xlink:href="./Object 168" xlink:type="simple" xlink:show="embed" xlink:actuate="onLoad"/><draw:image xlink:href="./ObjectReplacements/Object 168" xlink:type="simple" xlink:show="embed" xlink:actuate="onLoad"/></draw:frame></text:p>
          </text:list-item>
          <text:list-item>
            <text:p text:style-name="P40"><draw:frame draw:style-name="fr4" draw:name="Object169" text:anchor-type="as-char" svg:width="0.2819in" svg:height="0.3929in" draw:z-index="55"><draw:object xlink:href="./Object 169" xlink:type="simple" xlink:show="embed" xlink:actuate="onLoad"/><draw:image xlink:href="./ObjectReplacements/Object 169" xlink:type="simple" xlink:show="embed" xlink:actuate="onLoad"/></draw:frame></text:p>
          </text:list-item>
          <text:list-item>
            <text:p text:style-name="P40">0.33</text:p>
          </text:list-item>
          <text:list-item>
            <text:p text:style-name="P40">0.045</text:p>
          </text:list-item>
          <text:list-item>
            <text:p text:style-name="P40">0.0294</text:p>
          </text:list-item>
          <text:list-item>
            <text:p text:style-name="P40">25%</text:p>
          </text:list-item>
          <text:list-item>
            <text:p text:style-name="P40">40%</text:p>
          </text:list-item>
          <text:list-item>
            <text:p text:style-name="P40">70%</text:p>
          </text:list-item>
          <text:list-item>
            <text:p text:style-name="P40">70%</text:p>
          </text:list-item>
          <text:list-item>
            <text:p text:style-name="P40">46.7%</text:p>
          </text:list-item>
          <text:list-item>
            <text:p text:style-name="P40">0.6%</text:p>
          </text:list-item>
          <text:list-item>
            <text:p text:style-name="P40">48</text:p>
          </text:list-item>
          <text:list-item>
            <text:p text:style-name="P40">6</text:p>
          </text:list-item>
          <text:list-item>
            <text:p text:style-name="P40">10%</text:p>
          </text:list-item>
          <text:list-item>
            <text:p text:style-name="P40">66.7%</text:p>
          </text:list-item>
          <text:list-item>
            <text:p text:style-name="P40">250</text:p>
          </text:list-item>
          <text:list-item>
            <text:p text:style-name="P40">27.3</text:p>
          </text:list-item>
          <text:list-item>
            <text:p text:style-name="P40">210</text:p>
          </text:list-item>
          <text:list-item>
            <text:p text:style-name="P40">5%</text:p>
          </text:list-item>
          <text:list-item>
            <text:p text:style-name="P40">7 instructors</text:p>
          </text:list-item>
          <text:list-item>
            <text:p text:style-name="P40">27 milligrams</text:p>
          </text:list-item>
          <text:list-item>
            <text:p text:style-name="P40">6.5 pounds</text:p>
          </text:list-item>
          <text:list-item>
            <text:p text:style-name="P40">24 patients</text:p>
          </text:list-item>
          <text:list-item>
            <text:p text:style-name="P40">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198253277" text:style-name="L19">
          <text:list-item>
            <text:p text:style-name="P41">1</text:p>
          </text:list-item>
          <text:list-item>
            <text:p text:style-name="P41">2</text:p>
          </text:list-item>
          <text:list-item>
            <text:p text:style-name="P41">1</text:p>
          </text:list-item>
          <text:list-item>
            <text:p text:style-name="P41">4</text:p>
          </text:list-item>
          <text:list-item>
            <text:p text:style-name="P41">8</text:p>
          </text:list-item>
          <text:list-item>
            <text:p text:style-name="P41">9</text:p>
          </text:list-item>
          <text:list-item>
            <text:p text:style-name="P41">27</text:p>
          </text:list-item>
          <text:list-item>
            <text:p text:style-name="P41">81</text:p>
          </text:list-item>
          <text:list-item>
            <text:p text:style-name="P41">100</text:p>
          </text:list-item>
          <text:list-item>
            <text:p text:style-name="P41">216</text:p>
          </text:list-item>
          <text:list-item>
            <text:p text:style-name="P41">1</text:p>
          </text:list-item>
          <text:list-item>
            <text:p text:style-name="P41"><text:soft-page-break/>25</text:p>
          </text:list-item>
          <text:list-item>
            <text:p text:style-name="P41">1</text:p>
          </text:list-item>
          <text:list-item>
            <text:p text:style-name="P41">81</text:p>
          </text:list-item>
          <text:list-item>
            <text:p text:style-name="P41">1</text:p>
          </text:list-item>
          <text:list-item>
            <text:p text:style-name="P41">20,736</text:p>
          </text:list-item>
          <text:list-item>
            <text:p text:style-name="P41">1,728</text:p>
          </text:list-item>
          <text:list-item>
            <text:p text:style-name="P41">10,000</text:p>
          </text:list-item>
          <text:list-item>
            <text:p text:style-name="P41">1</text:p>
          </text:list-item>
          <text:list-item>
            <text:p text:style-name="P41">343</text:p>
          </text:list-item>
          <text:list-item>
            <text:p text:style-name="P41"><draw:frame draw:style-name="fr4" draw:name="Object170" text:anchor-type="as-char" svg:width="0.522in" svg:height="0.2075in" draw:z-index="56"><draw:object xlink:href="./Object 170" xlink:type="simple" xlink:show="embed" xlink:actuate="onLoad"/><draw:image xlink:href="./ObjectReplacements/Object 170" xlink:type="simple" xlink:show="embed" xlink:actuate="onLoad"/></draw:frame></text:p>
          </text:list-item>
          <text:list-item>
            <text:p text:style-name="P41"><draw:frame draw:style-name="fr4" draw:name="Object171" text:anchor-type="as-char" svg:width="0.522in" svg:height="0.2075in" draw:z-index="57"><draw:object xlink:href="./Object 171" xlink:type="simple" xlink:show="embed" xlink:actuate="onLoad"/><draw:image xlink:href="./ObjectReplacements/Object 171" xlink:type="simple" xlink:show="embed" xlink:actuate="onLoad"/></draw:frame></text:p>
          </text:list-item>
          <text:list-item>
            <text:p text:style-name="P41"><draw:frame draw:style-name="fr4" draw:name="Object172" text:anchor-type="as-char" svg:width="0.6492in" svg:height="0.2075in" draw:z-index="58"><draw:object xlink:href="./Object 172" xlink:type="simple" xlink:show="embed" xlink:actuate="onLoad"/><draw:image xlink:href="./ObjectReplacements/Object 172" xlink:type="simple" xlink:show="embed" xlink:actuate="onLoad"/></draw:frame></text:p>
          </text:list-item>
          <text:list-item>
            <text:p text:style-name="P41"><draw:frame draw:style-name="fr4" draw:name="Object173" text:anchor-type="as-char" svg:width="0.5937in" svg:height="0.2075in" draw:z-index="59"><draw:object xlink:href="./Object 173" xlink:type="simple" xlink:show="embed" xlink:actuate="onLoad"/><draw:image xlink:href="./ObjectReplacements/Object 173" xlink:type="simple" xlink:show="embed" xlink:actuate="onLoad"/></draw:frame></text:p>
          </text:list-item>
          <text:list-item>
            <text:p text:style-name="P41"><draw:frame draw:style-name="fr4" draw:name="Object174" text:anchor-type="as-char" svg:width="0.8071in" svg:height="0.2075in" draw:z-index="60"><draw:object xlink:href="./Object 174" xlink:type="simple" xlink:show="embed" xlink:actuate="onLoad"/><draw:image xlink:href="./ObjectReplacements/Object 174" xlink:type="simple" xlink:show="embed" xlink:actuate="onLoad"/></draw:frame></text:p>
          </text:list-item>
          <text:list-item>
            <text:p text:style-name="P41"><draw:frame draw:style-name="fr4" draw:name="Object175" text:anchor-type="as-char" svg:width="0.5217in" svg:height="0.2075in" draw:z-index="61"><draw:object xlink:href="./Object 175" xlink:type="simple" xlink:show="embed" xlink:actuate="onLoad"/><draw:image xlink:href="./ObjectReplacements/Object 175" xlink:type="simple" xlink:show="embed" xlink:actuate="onLoad"/></draw:frame></text:p>
          </text:list-item>
          <text:list-item>
            <text:p text:style-name="P41"><draw:frame draw:style-name="fr4" draw:name="Object176" text:anchor-type="as-char" svg:width="0.7335in" svg:height="0.2075in" draw:z-index="62"><draw:object xlink:href="./Object 176" xlink:type="simple" xlink:show="embed" xlink:actuate="onLoad"/><draw:image xlink:href="./ObjectReplacements/Object 176" xlink:type="simple" xlink:show="embed" xlink:actuate="onLoad"/></draw:frame></text:p>
          </text:list-item>
          <text:list-item>
            <text:p text:style-name="P41"><draw:frame draw:style-name="fr4" draw:name="Object177" text:anchor-type="as-char" svg:width="0.6945in" svg:height="0.1839in" draw:z-index="63"><draw:object xlink:href="./Object 177" xlink:type="simple" xlink:show="embed" xlink:actuate="onLoad"/><draw:image xlink:href="./ObjectReplacements/Object 177" xlink:type="simple" xlink:show="embed" xlink:actuate="onLoad"/></draw:frame></text:p>
          </text:list-item>
          <text:list-item>
            <text:p text:style-name="P41"><draw:frame draw:style-name="fr4" draw:name="Object178" text:anchor-type="as-char" svg:width="0.7272in" svg:height="0.2075in" draw:z-index="64"><draw:object xlink:href="./Object 178" xlink:type="simple" xlink:show="embed" xlink:actuate="onLoad"/><draw:image xlink:href="./ObjectReplacements/Object 178" xlink:type="simple" xlink:show="embed" xlink:actuate="onLoad"/></draw:frame></text:p>
          </text:list-item>
          <text:list-item>
            <text:p text:style-name="P41"><draw:frame draw:style-name="fr4" draw:name="Object179" text:anchor-type="as-char" svg:width="0.8075in" svg:height="0.2075in" draw:z-index="65"><draw:object xlink:href="./Object 179" xlink:type="simple" xlink:show="embed" xlink:actuate="onLoad"/><draw:image xlink:href="./ObjectReplacements/Object 179" xlink:type="simple" xlink:show="embed" xlink:actuate="onLoad"/></draw:frame></text:p>
          </text:list-item>
          <text:list-item>
            <text:p text:style-name="P41">0.000000614</text:p>
          </text:list-item>
          <text:list-item>
            <text:p text:style-name="P41">0.00306</text:p>
          </text:list-item>
          <text:list-item>
            <text:p text:style-name="P41">0.00028</text:p>
          </text:list-item>
          <text:list-item>
            <text:p text:style-name="P41">0.1</text:p>
          </text:list-item>
          <text:list-item>
            <text:p text:style-name="P41">0.001</text:p>
          </text:list-item>
          <text:list-item>
            <text:p text:style-name="P41">67,000,000</text:p>
          </text:list-item>
          <text:list-item>
            <text:p text:style-name="P41">909,000</text:p>
          </text:list-item>
          <text:list-item>
            <text:p text:style-name="P41">1</text:p>
          </text:list-item>
          <text:list-item>
            <text:p text:style-name="P41">1,000,000</text:p>
          </text:list-item>
          <text:list-item>
            <text:p text:style-name="P41">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925672187" text:style-name="L20">
          <text:list-item>
            <text:p text:style-name="P42">216</text:p>
          </text:list-item>
          <text:list-item>
            <text:p text:style-name="P42">25</text:p>
          </text:list-item>
          <text:list-item>
            <text:p text:style-name="P42">16,384</text:p>
          </text:list-item>
          <text:list-item>
            <text:p text:style-name="P42">81</text:p>
          </text:list-item>
          <text:list-item>
            <text:p text:style-name="P42">100</text:p>
          </text:list-item>
          <text:list-item>
            <text:p text:style-name="P42">36</text:p>
          </text:list-item>
          <text:list-item>
            <text:p text:style-name="P42">125</text:p>
          </text:list-item>
          <text:list-item>
            <text:p text:style-name="P42">1024</text:p>
          </text:list-item>
          <text:list-item>
            <text:p text:style-name="P42">27</text:p>
          </text:list-item>
          <text:list-item>
            <text:p text:style-name="P42">10,000</text:p>
          </text:list-item>
          <text:list-item>
            <text:p text:style-name="P42"><draw:frame draw:style-name="fr4" draw:name="Object180" text:anchor-type="as-char" svg:width="0.522in" svg:height="0.2075in" draw:z-index="66"><draw:object xlink:href="./Object 180" xlink:type="simple" xlink:show="embed" xlink:actuate="onLoad"/><draw:image xlink:href="./ObjectReplacements/Object 180" xlink:type="simple" xlink:show="embed" xlink:actuate="onLoad"/></draw:frame></text:p>
          </text:list-item>
          <text:list-item>
            <text:p text:style-name="P42"><draw:frame draw:style-name="fr4" draw:name="Object181" text:anchor-type="as-char" svg:width="0.7339in" svg:height="0.2075in" draw:z-index="67"><draw:object xlink:href="./Object 181" xlink:type="simple" xlink:show="embed" xlink:actuate="onLoad"/><draw:image xlink:href="./ObjectReplacements/Object 181" xlink:type="simple" xlink:show="embed" xlink:actuate="onLoad"/></draw:frame></text:p>
          </text:list-item>
          <text:list-item>
            <text:p text:style-name="P42"><draw:frame draw:style-name="fr4" draw:name="Object182" text:anchor-type="as-char" svg:width="0.6484in" svg:height="0.2075in" draw:z-index="68"><draw:object xlink:href="./Object 182" xlink:type="simple" xlink:show="embed" xlink:actuate="onLoad"/><draw:image xlink:href="./ObjectReplacements/Object 182" xlink:type="simple" xlink:show="embed" xlink:actuate="onLoad"/></draw:frame></text:p>
          </text:list-item>
          <text:list-item>
            <text:p text:style-name="P42"><draw:frame draw:style-name="fr4" draw:name="Object183" text:anchor-type="as-char" svg:width="0.7244in" svg:height="0.2075in" draw:z-index="69"><draw:object xlink:href="./Object 183" xlink:type="simple" xlink:show="embed" xlink:actuate="onLoad"/><draw:image xlink:href="./ObjectReplacements/Object 183" xlink:type="simple" xlink:show="embed" xlink:actuate="onLoad"/></draw:frame></text:p>
          </text:list-item>
          <text:list-item>
            <text:p text:style-name="P42"><draw:frame draw:style-name="fr4" draw:name="Object184" text:anchor-type="as-char" svg:width="0.8043in" svg:height="0.2075in" draw:z-index="70"><draw:object xlink:href="./Object 184" xlink:type="simple" xlink:show="embed" xlink:actuate="onLoad"/><draw:image xlink:href="./ObjectReplacements/Object 184" xlink:type="simple" xlink:show="embed" xlink:actuate="onLoad"/></draw:frame></text:p>
          </text:list-item>
          <text:list-item>
            <text:p text:style-name="P42"><draw:frame draw:style-name="fr4" draw:name="Object185" text:anchor-type="as-char" svg:width="0.6161in" svg:height="0.2075in" draw:z-index="71"><draw:object xlink:href="./Object 185" xlink:type="simple" xlink:show="embed" xlink:actuate="onLoad"/><draw:image xlink:href="./ObjectReplacements/Object 185" xlink:type="simple" xlink:show="embed" xlink:actuate="onLoad"/></draw:frame></text:p>
          </text:list-item>
          <text:list-item>
            <text:p text:style-name="P42"><draw:frame draw:style-name="fr4" draw:name="Object186" text:anchor-type="as-char" svg:width="0.5217in" svg:height="0.2075in" draw:z-index="72"><draw:object xlink:href="./Object 186" xlink:type="simple" xlink:show="embed" xlink:actuate="onLoad"/><draw:image xlink:href="./ObjectReplacements/Object 186" xlink:type="simple" xlink:show="embed" xlink:actuate="onLoad"/></draw:frame></text:p>
          </text:list-item>
          <text:list-item>
            <text:p text:style-name="P42"><draw:frame draw:style-name="fr4" draw:name="Object187" text:anchor-type="as-char" svg:width="0.648in" svg:height="0.2075in" draw:z-index="73"><draw:object xlink:href="./Object 187" xlink:type="simple" xlink:show="embed" xlink:actuate="onLoad"/><draw:image xlink:href="./ObjectReplacements/Object 187" xlink:type="simple" xlink:show="embed" xlink:actuate="onLoad"/></draw:frame></text:p>
          </text:list-item>
          <text:list-item>
            <text:p text:style-name="P42"><draw:frame draw:style-name="fr4" draw:name="Object188" text:anchor-type="as-char" svg:width="0.648in" svg:height="0.2075in" draw:z-index="74"><draw:object xlink:href="./Object 188" xlink:type="simple" xlink:show="embed" xlink:actuate="onLoad"/><draw:image xlink:href="./ObjectReplacements/Object 188" xlink:type="simple" xlink:show="embed" xlink:actuate="onLoad"/></draw:frame></text:p>
          </text:list-item>
          <text:list-item>
            <text:p text:style-name="P42"><draw:frame draw:style-name="fr4" draw:name="Object189" text:anchor-type="as-char" svg:width="0.7217in" svg:height="0.2075in" draw:z-index="75"><draw:object xlink:href="./Object 189" xlink:type="simple" xlink:show="embed" xlink:actuate="onLoad"/><draw:image xlink:href="./ObjectReplacements/Object 189" xlink:type="simple" xlink:show="embed" xlink:actuate="onLoad"/></draw:frame></text:p>
          </text:list-item>
          <text:list-item>
            <text:p text:style-name="P42"><draw:frame draw:style-name="fr4" draw:name="Object190" text:anchor-type="as-char" svg:width="0.8043in" svg:height="0.2075in" draw:z-index="76"><draw:object xlink:href="./Object 190" xlink:type="simple" xlink:show="embed" xlink:actuate="onLoad"/><draw:image xlink:href="./ObjectReplacements/Object 190" xlink:type="simple" xlink:show="embed" xlink:actuate="onLoad"/></draw:frame></text:p>
          </text:list-item>
          <text:list-item>
            <text:p text:style-name="P42"><draw:frame draw:style-name="fr4" draw:name="Object191" text:anchor-type="as-char" svg:width="0.722in" svg:height="0.2075in" draw:z-index="7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936302423" text:style-name="L21">
          <text:list-item>
            <text:p text:style-name="P43">The medication should be scheduled for 1300, 1700, 2100, 0100, 0500, and 0900</text:p>
          </text:list-item>
          <text:list-item>
            <text:p text:style-name="P43">602,000,000,000,000,000,000,000</text:p>
          </text:list-item>
          <text:list-item>
            <text:p text:style-name="P43">81</text:p>
          </text:list-item>
          <text:list-item>
            <text:p text:style-name="P43"><draw:frame draw:style-name="fr4" draw:name="Object192" text:anchor-type="as-char" svg:width="0.5744in" svg:height="0.2075in" draw:z-index="78"><draw:object xlink:href="./Object 192" xlink:type="simple" xlink:show="embed" xlink:actuate="onLoad"/><draw:image xlink:href="./ObjectReplacements/Object 192" xlink:type="simple" xlink:show="embed" xlink:actuate="onLoad"/></draw:frame></text:p>
          </text:list-item>
          <text:list-item>
            <text:p text:style-name="P43"><draw:frame draw:style-name="fr4" draw:name="Object193" text:anchor-type="as-char" svg:width="0.5228in" svg:height="0.2075in" draw:z-index="7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282240769"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707042688"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359609020"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724156010" text:style-name="L25">
          <text:list-item>
            <text:p text:style-name="P68"><draw:frame draw:style-name="fr4" draw:name="Object194" text:anchor-type="as-char" svg:width="0.4689in" svg:height="0.3929in" draw:z-index="80"><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81"><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82"><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83"><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84"><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85"><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2155489875" text:style-name="L26">
          <text:list-item>
            <text:p text:style-name="P69"><draw:frame draw:style-name="fr4" draw:name="Object210" text:anchor-type="as-char" svg:width="0.5071in" svg:height="0.3929in" draw:z-index="86"><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87"><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88"><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89"><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90"><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91"><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1026463734" text:style-name="L27">
          <text:list-item>
            <text:p text:style-name="P70"><draw:frame draw:style-name="fr4" draw:name="Object200" text:anchor-type="as-char" svg:width="2.3516in" svg:height="0.3929in" draw:z-index="92"><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93"><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94"><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95"><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96"><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97"><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98"><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99"><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100"><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10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105863669" text:style-name="L28">
          <text:list-item>
            <text:p text:style-name="P71"><draw:frame draw:style-name="fr4" draw:name="Object217" text:anchor-type="as-char" svg:width="2.4362in" svg:height="0.3929in" draw:z-index="102"><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103"><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104"><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105"><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106"><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107"><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108"><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10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813812675" text:style-name="L29">
          <text:list-item>
            <text:p text:style-name="P72"><draw:frame draw:style-name="fr4" draw:name="Object225" text:anchor-type="as-char" svg:width="3.111in" svg:height="0.3929in" draw:z-index="110"><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111"><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112"><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113"><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114"><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115"><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116"><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117"><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11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949295399"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119"><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120"><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121"><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746778557" text:continue-numbering="true" text:style-name="L30">
          <text:list-item>
            <text:p text:style-name="P73"><draw:frame draw:style-name="fr4" draw:name="Object235" text:anchor-type="as-char" svg:width="2.4362in" svg:height="0.3929in" draw:z-index="122"><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123"><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124"><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125"><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126"><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127"><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128"><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129"><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130"><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131"><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421552027"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318207803" text:style-name="L32">
          <text:list-item>
            <text:p text:style-name="P44">Cold: any temperature not exceeding 46<text:span text:style-name="T2">º</text:span><text:span text:style-name="T14"> F</text:span></text:p>
          </text:list-item>
          <text:list-item>
            <text:p text:style-name="P44">Freezer: -13<text:span text:style-name="T2">º to 14º F</text:span></text:p>
          </text:list-item>
          <text:list-item>
            <text:p text:style-name="P124">Refrigerator: 36º to 46º F</text:p>
          </text:list-item>
          <text:list-item>
            <text:p text:style-name="P124">Cool: 46º to 59º F</text:p>
          </text:list-item>
          <text:list-item>
            <text:p text:style-name="P124">Room temperature: the temperature prevailing in a working area</text:p>
          </text:list-item>
          <text:list-item>
            <text:p text:style-name="P124">Controlled room temperature: 59º to 86º F</text:p>
          </text:list-item>
          <text:list-item>
            <text:p text:style-name="P124">Warm: 86º to 104º F</text:p>
          </text:list-item>
          <text:list-item>
            <text:p text:style-name="P124">Excessive heat: any temperature above 104º F</text:p>
          </text:list-item>
        </text:list>
        <text:p text:style-name="P22">part II</text:p>
        <text:list xml:id="list2087145778" text:style-name="L33">
          <text:list-item>
            <text:p text:style-name="P45">Cold: any temperature not exceeding 8<text:span text:style-name="T2">º</text:span><text:span text:style-name="T14"> C</text:span></text:p>
          </text:list-item>
          <text:list-item>
            <text:p text:style-name="P45">Freezer: -25<text:span text:style-name="T2">º to -10º C</text:span></text:p>
          </text:list-item>
          <text:list-item>
            <text:p text:style-name="P125">Refrigerator: 2º to 8º C</text:p>
          </text:list-item>
          <text:list-item>
            <text:p text:style-name="P125">Cool: 8º to 15º C</text:p>
          </text:list-item>
          <text:list-item>
            <text:p text:style-name="P125">Room temperature: the temperature prevailing in a working area</text:p>
          </text:list-item>
          <text:list-item>
            <text:p text:style-name="P125">Controlled room temperature: 15º to 30º C</text:p>
          </text:list-item>
          <text:list-item>
            <text:p text:style-name="P125">Warm: 30º to 40º C</text:p>
          </text:list-item>
          <text:list-item>
            <text:p text:style-name="P125">Excessive heat: any temperature above 40º C</text:p>
          </text:list-item>
        </text:list>
      </text:section>
      <text:p text:style-name="P4"/>
      <text:section text:style-name="Sect3" text:name="Section37">
        <text:p text:style-name="P4">Worksheet 6-3</text:p>
        <text:list xml:id="list533332873" text:style-name="L34">
          <text:list-item>
            <text:p text:style-name="P75">266<text:span text:style-name="T3">º F</text:span></text:p>
          </text:list-item>
          <text:list-item>
            <text:p text:style-name="P126">No, it is too warm.</text:p>
          </text:list-item>
          <text:list-item>
            <text:p text:style-name="P126"><text:s/></text:p>
            <text:list>
              <text:list-item>
                <text:p text:style-name="P126">-13º to 14º F</text:p>
              </text:list-item>
              <text:list-item>
                <text:p text:style-name="P126">You will need to calculate this from when it is assigned.</text:p>
              </text:list-item>
            </text:list>
          </text:list-item>
          <text:list-item>
            <text:p text:style-name="P126">148.9º C</text:p>
          </text:list-item>
          <text:list-item>
            <text:p text:style-name="P126">121.1º C</text:p>
          </text:list-item>
          <text:list-item>
            <text:p text:style-name="P126"/>
            <text:list>
              <text:list-item>
                <text:p text:style-name="P126">2.3º C</text:p>
              </text:list-item>
              <text:list-item>
                <text:p text:style-name="P126">3.2º C</text:p>
              </text:list-item>
              <text:list-item>
                <text:p text:style-name="P126">3.9º C</text:p>
              </text:list-item>
              <text:list-item>
                <text:p text:style-name="P126">1.4º C*</text:p>
              </text:list-item>
              <text:list-item>
                <text:p text:style-name="P126">2.7º C</text:p>
              </text:list-item>
              <text:list-item>
                <text:p text:style-name="P126">2.6º C</text:p>
              </text:list-item>
              <text:list-item>
                <text:p text:style-name="P126">3.8º C</text:p>
              </text:list-item>
              <text:list-item>
                <text:p text:style-name="P126">6.6º C</text:p>
              </text:list-item>
              <text:list-item>
                <text:p text:style-name="P126">9.3º C*</text:p>
              </text:list-item>
            </text:list>
          </text:list-item>
        </text:list>
        <text:p text:style-name="P23">1/28 &amp; 2/2 fell outside the safe range</text:p>
        <text:list xml:id="list1895398007" text:continue-numbering="true" text:style-name="L34">
          <text:list-item>
            <text:p text:style-name="P126"/>
            <text:list>
              <text:list-item>
                <text:p text:style-name="P126">4.8º F</text:p>
              </text:list-item>
              <text:list-item>
                <text:p text:style-name="P126"><text:soft-page-break/>8.8º F</text:p>
              </text:list-item>
              <text:list-item>
                <text:p text:style-name="P126">8.2º F</text:p>
              </text:list-item>
              <text:list-item>
                <text:p text:style-name="P126">15.1º F*</text:p>
              </text:list-item>
              <text:list-item>
                <text:p text:style-name="P126">13.1º F</text:p>
              </text:list-item>
              <text:list-item>
                <text:p text:style-name="P126">7.7º F</text:p>
              </text:list-item>
              <text:list-item>
                <text:p text:style-name="P126">3.7º F</text:p>
              </text:list-item>
              <text:list-item>
                <text:p text:style-name="P126">-2.0º F</text:p>
              </text:list-item>
              <text:list-item>
                <text:p text:style-name="P126">-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052471523"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1653846347"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137"><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1058948185" text:style-name="L37">
          <text:list-item>
            <text:p text:style-name="P78">1<draw:frame draw:style-name="fr1" draw:name="graphics1" text:anchor-type="as-char" svg:y="-0.1201in" svg:width="0.1402in" svg:height="0.1701in" draw:z-index="138"><draw:image xlink:href="Pictures/10000201000000300000003E21E346E1.png" xlink:type="simple" xlink:show="embed" xlink:actuate="onLoad"/></draw:frame> = 8<draw:frame draw:style-name="fr2" draw:name="graphics150" text:anchor-type="as-char" svg:width="0.0598in" svg:height="0.1in" draw:z-index="139"><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140"><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141"><draw:image xlink:href="Pictures/10000201000000300000003E21E346E1.png" xlink:type="simple" xlink:show="embed" xlink:actuate="onLoad"/></draw:frame> = 8 <text:span text:style-name="T15">f</text:span><draw:frame draw:style-name="fr2" draw:name="graphics4" text:anchor-type="as-char" svg:width="0.0598in" svg:height="0.1in" draw:z-index="142"><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143"><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144"><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145"><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138478073" text:style-name="L38">
          <text:list-item>
            <text:p text:style-name="P79"><draw:frame draw:style-name="fr2" draw:name="graphics7" text:anchor-type="as-char" svg:width="0.0598in" svg:height="0.1in" draw:z-index="146"><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47"><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148"><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149"><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150"><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151"><draw:image xlink:href="Pictures/1000020100000016000000257903293B.png" xlink:type="simple" xlink:show="embed" xlink:actuate="onLoad"/></draw:frame> viii or <text:span text:style-name="T15">f</text:span><draw:frame draw:style-name="fr2" draw:name="graphics13" text:anchor-type="as-char" svg:width="0.0598in" svg:height="0.1in" draw:z-index="152"><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153"><draw:image xlink:href="Pictures/1000020100000016000000257903293B.png" xlink:type="simple" xlink:show="embed" xlink:actuate="onLoad"/></draw:frame> xvi or <text:span text:style-name="T15">f</text:span><draw:frame draw:style-name="fr2" draw:name="graphics15" text:anchor-type="as-char" svg:width="0.0598in" svg:height="0.1in" draw:z-index="154"><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155"><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156"><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157"><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158"><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416553356"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159"><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160"><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161"><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794248511"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260509735"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341332959" text:continue-numbering="true" text:style-name="L40">
        <text:list-item>
          <text:p text:style-name="P81">Rx<text:tab/>ASA<text:tab/><text:tab/>648 mg</text:p>
        </text:list-item>
      </text:list>
      <text:p text:style-name="P25">Caffeine<text:tab/>32.4 mg</text:p>
      <text:p text:style-name="P25">Salicylamide<text:tab/>194.4 mg</text:p>
      <text:list xml:id="list671639691"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264927711"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11855235"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162"><draw:image xlink:href="Pictures/10000201000000300000003E21E346E1.png" xlink:type="simple" xlink:show="embed" xlink:actuate="onLoad"/></draw:frame></text:p>
          </text:list-item>
          <text:list-item>
            <text:p text:style-name="P82"><text:span text:style-name="T16">fl oz, </text:span><text:span text:style-name="T15">f</text:span><draw:frame draw:style-name="fr1" draw:name="graphics23" text:anchor-type="as-char" svg:y="-0.1201in" svg:width="0.1402in" svg:height="0.1701in" draw:z-index="163"><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164"><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167"><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168"><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169"><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170"><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171"><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2037741222"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819287417"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728908805"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531679540"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408946395"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828064026"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888613206"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1131248773"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228132431"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2060366165"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882936994"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990450888"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168622969"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415995716"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76075943"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866278661"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397501625"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176039359"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798158365"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184813982"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2098834440"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45726426" text:style-name="L62">
          <text:list-item>
            <text:p text:style-name="P46">$19.84 </text:p>
          </text:list-item>
          <text:list-item>
            <text:p text:style-name="P46">$33.59 </text:p>
          </text:list-item>
          <text:list-item>
            <text:p text:style-name="P46"><text:soft-page-break/>$33.80 </text:p>
          </text:list-item>
          <text:list-item>
            <text:p text:style-name="P46">$78.92 </text:p>
          </text:list-item>
          <text:list-item>
            <text:p text:style-name="P46">$38.53 </text:p>
          </text:list-item>
          <text:list-item>
            <text:p text:style-name="P46">$43.04 </text:p>
          </text:list-item>
          <text:list-item>
            <text:p text:style-name="P46">$30.91 </text:p>
          </text:list-item>
          <text:list-item>
            <text:p text:style-name="P46">$46.45 </text:p>
          </text:list-item>
          <text:list-item>
            <text:p text:style-name="P46">$20.52 </text:p>
          </text:list-item>
          <text:list-item>
            <text:p text:style-name="P46">$34.18</text:p>
          </text:list-item>
        </text:list>
      </text:section>
      <text:p text:style-name="P4"/>
      <text:section text:style-name="Sect2" text:name="Section59">
        <text:p text:style-name="P4">Worksheet 13-2 </text:p>
        <text:list xml:id="list1476521467" text:style-name="L63">
          <text:list-item>
            <text:p text:style-name="P47">$83.21 </text:p>
          </text:list-item>
          <text:list-item>
            <text:p text:style-name="P47">$38.69 </text:p>
          </text:list-item>
          <text:list-item>
            <text:p text:style-name="P47">$29.95 </text:p>
          </text:list-item>
          <text:list-item>
            <text:p text:style-name="P47">$21.19 </text:p>
          </text:list-item>
          <text:list-item>
            <text:p text:style-name="P47">$25.03 </text:p>
          </text:list-item>
          <text:list-item>
            <text:p text:style-name="P47">$56.51 </text:p>
          </text:list-item>
          <text:list-item>
            <text:p text:style-name="P47">$19.92 </text:p>
          </text:list-item>
          <text:list-item>
            <text:p text:style-name="P47">$38.12 </text:p>
          </text:list-item>
          <text:list-item>
            <text:p text:style-name="P47">$27.41 </text:p>
          </text:list-item>
          <text:list-item>
            <text:p text:style-name="P47">$13.98</text:p>
          </text:list-item>
        </text:list>
      </text:section>
      <text:p text:style-name="P4"/>
      <text:section text:style-name="Sect2" text:name="Section60">
        <text:p text:style-name="P4">Worksheet 13-3</text:p>
        <text:list xml:id="list2011996152" text:style-name="L64">
          <text:list-item>
            <text:p text:style-name="P48">$34.49</text:p>
          </text:list-item>
          <text:list-item>
            <text:p text:style-name="P48">$32.76</text:p>
          </text:list-item>
          <text:list-item>
            <text:p text:style-name="P48">$14.55</text:p>
          </text:list-item>
          <text:list-item>
            <text:p text:style-name="P48">$17.50</text:p>
          </text:list-item>
          <text:list-item>
            <text:p text:style-name="P48">$96.92</text:p>
          </text:list-item>
          <text:list-item>
            <text:p text:style-name="P48">$71.95</text:p>
          </text:list-item>
          <text:list-item>
            <text:p text:style-name="P48">$39.71</text:p>
          </text:list-item>
          <text:list-item>
            <text:p text:style-name="P48">$34.35</text:p>
          </text:list-item>
          <text:list-item>
            <text:p text:style-name="P48">$21.76</text:p>
          </text:list-item>
          <text:list-item>
            <text:p text:style-name="P48">$194.50</text:p>
          </text:list-item>
        </text:list>
      </text:section>
      <text:p text:style-name="P4"/>
      <text:section text:style-name="Sect2" text:name="Section61">
        <text:p text:style-name="P4">Worksheet 13-4</text:p>
        <text:list xml:id="list552558881" text:style-name="L65">
          <text:list-item>
            <text:p text:style-name="P49">$36.23</text:p>
          </text:list-item>
          <text:list-item>
            <text:p text:style-name="P49">$17.18 or $17.29</text:p>
          </text:list-item>
          <text:list-item>
            <text:p text:style-name="P49">$110.15</text:p>
          </text:list-item>
          <text:list-item>
            <text:p text:style-name="P49">$23.79</text:p>
          </text:list-item>
          <text:list-item>
            <text:p text:style-name="P49">$14.03</text:p>
          </text:list-item>
          <text:list-item>
            <text:p text:style-name="P49">$23.27</text:p>
          </text:list-item>
          <text:list-item>
            <text:p text:style-name="P49">$20.83</text:p>
          </text:list-item>
          <text:list-item>
            <text:p text:style-name="P49">$21.83</text:p>
          </text:list-item>
          <text:list-item>
            <text:p text:style-name="P49">$11.23</text:p>
          </text:list-item>
          <text:list-item>
            <text:p text:style-name="P49">$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355008925" text:style-name="L66">
          <text:list-item>
            <text:p text:style-name="P50">5 boxes</text:p>
          </text:list-item>
          <text:list-item>
            <text:p text:style-name="P50">0 bottles</text:p>
          </text:list-item>
          <text:list-item>
            <text:p text:style-name="P50">1 bottle</text:p>
          </text:list-item>
          <text:list-item>
            <text:p text:style-name="P50">41 bottles</text:p>
          </text:list-item>
          <text:list-item>
            <text:p text:style-name="P50">0 bottles</text:p>
          </text:list-item>
          <text:list-item>
            <text:p text:style-name="P50">5 bottles</text:p>
          </text:list-item>
          <text:list-item>
            <text:p text:style-name="P50">0 bottle</text:p>
          </text:list-item>
          <text:list-item>
            <text:p text:style-name="P50">3 bottles</text:p>
          </text:list-item>
          <text:list-item>
            <text:p text:style-name="P50">6 bottles</text:p>
          </text:list-item>
          <text:list-item>
            <text:p text:style-name="P50">7 bottles</text:p>
          </text:list-item>
          <text:list-item>
            <text:p text:style-name="P50">4 bottles</text:p>
          </text:list-item>
          <text:list-item>
            <text:p text:style-name="P50">6 bottles</text:p>
          </text:list-item>
          <text:list-item>
            <text:p text:style-name="P50">0 bottles</text:p>
          </text:list-item>
          <text:list-item>
            <text:p text:style-name="P50">6 bottles</text:p>
          </text:list-item>
          <text:list-item>
            <text:p text:style-name="P50">0 bottles</text:p>
          </text:list-item>
          <text:list-item>
            <text:p text:style-name="P50">11.5 turnovers annually</text:p>
          </text:list-item>
          <text:list-item>
            <text:p text:style-name="P50">12 turnovers annually</text:p>
          </text:list-item>
          <text:list-item>
            <text:p text:style-name="P50">12.5 turnovers annually</text:p>
          </text:list-item>
          <text:list-item>
            <text:p text:style-name="P50">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0">Most pharmacies use wholesalers to simplify their ordering process.</text:p>
          </text:list-item>
          <text:list-item>
            <text:p text:style-name="P50">Schedule III – V medications may be ordered with the rest of the pharmacy's drug ordered.</text:p>
          </text:list-item>
          <text:list-item>
            <text:p text:style-name="P50">Schedule II medications are ordered via a DEA 222 order form using either a triplicate paper form, or through CSOS enabled software.</text:p>
          </text:list-item>
          <text:list-item>
            <text:p text:style-name="P50">The pharmacist and the vendor should be notified immediately.</text:p>
          </text:list-item>
          <text:list-item>
            <text:p text:style-name="P50">Pharmacists are required <text:soft-page-break/>to check in controlled substances, although a technician may do so under the direct supervision of a pharmacist.</text:p>
          </text:list-item>
        </text:list>
      </text:section>
      <text:p text:style-name="P4"/>
      <text:p text:style-name="P4">Worksheet 14-3</text:p>
      <text:list xml:id="list1491858433" text:style-name="L67">
        <text:list-item>
          <text:p text:style-name="P52">Environmental considerations include proper temperature, ventilation, humidity, light and sanitation.</text:p>
        </text:list-item>
        <text:list-item>
          <text:p text:style-name="P52">Freezer: -25° to -10° C (-13° to 14° F); Refrigerator: 2° to 8° C (36° to 46° F); Controlled room temperature: 15° to 30° C (59° to 86° F)</text:p>
        </text:list-item>
        <text:list-item>
          <text:p text:style-name="P52">More than 200 medications are considered light sensitive.</text:p>
        </text:list-item>
        <text:list-item>
          <text:p text:style-name="P52">It breaks down into cyanide.</text:p>
        </text:list-item>
        <text:list-item>
          <text:p text:style-name="P52">The state board of pharmacy sets sanitation standards.</text:p>
        </text:list-item>
        <text:list-item>
          <text:p text:style-name="P52">A legend drug is a medication that requires a prescription and only “authorized personnel” should have access to it.</text:p>
        </text:list-item>
        <text:list-item>
          <text:p text:style-name="P52">Schedule III – V medications must either be stored in a secured vault or be distributed throughout the pharmacy stock.</text:p>
        </text:list-item>
        <text:list-item>
          <text:p text:style-name="P52">Schedule II medications must also <text:s/>either be stored in a secured vault or be distributed throughout the pharmacy stock; although, some states specifically require Schedule II medications to be stored in a secured vault.</text:p>
        </text:list-item>
        <text:list-item>
          <text:p text:style-name="P5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2">10/31/2020</text:p>
        </text:list-item>
      </text:list>
      <text:p text:style-name="P5"/>
      <text:section text:style-name="Sect2" text:name="Section64">
        <text:p text:style-name="P5">Worksheet 14-4</text:p>
        <text:list xml:id="list1585006748" text:style-name="L68">
          <text:list-item>
            <text:p text:style-name="P53">$14.97</text:p>
          </text:list-item>
          <text:list-item>
            <text:p text:style-name="P53">$37.41</text:p>
          </text:list-item>
          <text:list-item>
            <text:p text:style-name="P53">$105.60</text:p>
          </text:list-item>
          <text:list-item>
            <text:p text:style-name="P53">$269.70</text:p>
          </text:list-item>
          <text:list-item>
            <text:p text:style-name="P53">$361.41</text:p>
          </text:list-item>
          <text:list-item>
            <text:p text:style-name="P53">$82.50</text:p>
          </text:list-item>
          <text:list-item>
            <text:p text:style-name="P53">$205.50</text:p>
          </text:list-item>
          <text:list-item>
            <text:p text:style-name="P53">$460.50</text:p>
          </text:list-item>
          <text:list-item>
            <text:p text:style-name="P53">$201.36</text:p>
          </text:list-item>
          <text:list-item>
            <text:p text:style-name="P53">$381.90</text:p>
          </text:list-item>
          <text:list-item>
            <text:p text:style-name="P53">$44.63</text:p>
          </text:list-item>
          <text:list-item>
            <text:p text:style-name="P53">$207.73</text:p>
          </text:list-item>
          <text:list-item>
            <text:p text:style-name="P53">$341.60</text:p>
          </text:list-item>
          <text:list-item>
            <text:p text:style-name="P53">$284.38</text:p>
          </text:list-item>
          <text:list-item>
            <text:p text:style-name="P53">$330.66</text:p>
          </text:list-item>
          <text:list-item>
            <text:p text:style-name="P53">$236.60</text:p>
          </text:list-item>
          <text:list-item>
            <text:p text:style-name="P53">$348.97</text:p>
          </text:list-item>
          <text:list-item>
            <text:p text:style-name="P53">$362.83</text:p>
          </text:list-item>
          <text:list-item>
            <text:p text:style-name="P53">$370.39</text:p>
          </text:list-item>
          <text:list-item>
            <text:p text:style-name="P53">$826.88</text:p>
          </text:list-item>
          <text:list-item>
            <text:p text:style-name="P53">$18.50</text:p>
          </text:list-item>
          <text:list-item>
            <text:p text:style-name="P53">$25.25</text:p>
          </text:list-item>
          <text:list-item>
            <text:p text:style-name="P53">$18.50</text:p>
          </text:list-item>
          <text:list-item>
            <text:p text:style-name="P53">$153.50</text:p>
          </text:list-item>
          <text:list-item>
            <text:p text:style-name="P53">$9.50</text:p>
          </text:list-item>
          <text:list-item>
            <text:p text:style-name="P53">$14.22</text:p>
          </text:list-item>
          <text:list-item>
            <text:p text:style-name="P53">$35.54</text:p>
          </text:list-item>
          <text:list-item>
            <text:p text:style-name="P53">$100.32</text:p>
          </text:list-item>
          <text:list-item>
            <text:p text:style-name="P53">$256.22</text:p>
          </text:list-item>
          <text:list-item>
            <text:p text:style-name="P53">$343.34</text:p>
          </text:list-item>
          <text:list-item>
            <text:p text:style-name="P53">$78.38</text:p>
          </text:list-item>
          <text:list-item>
            <text:p text:style-name="P53">$195.23</text:p>
          </text:list-item>
          <text:list-item>
            <text:p text:style-name="P53">$437.48</text:p>
          </text:list-item>
          <text:list-item>
            <text:p text:style-name="P53">$191.29</text:p>
          </text:list-item>
          <text:list-item>
            <text:p text:style-name="P53">$362.81</text:p>
          </text:list-item>
          <text:list-item>
            <text:p text:style-name="P53">$40.17</text:p>
          </text:list-item>
          <text:list-item>
            <text:p text:style-name="P53">$186.96</text:p>
          </text:list-item>
          <text:list-item>
            <text:p text:style-name="P53">$307.44</text:p>
          </text:list-item>
          <text:list-item>
            <text:p text:style-name="P53">$255.94</text:p>
          </text:list-item>
          <text:list-item>
            <text:p text:style-name="P53">$297.59</text:p>
          </text:list-item>
          <text:list-item>
            <text:p text:style-name="P53">$212.94</text:p>
          </text:list-item>
          <text:list-item>
            <text:p text:style-name="P53">$314.07</text:p>
          </text:list-item>
          <text:list-item>
            <text:p text:style-name="P53">$326.55</text:p>
          </text:list-item>
          <text:list-item>
            <text:p text:style-name="P53">$333.35</text:p>
          </text:list-item>
          <text:list-item>
            <text:p text:style-name="P53">$744.19</text:p>
          </text:list-item>
          <text:list-item>
            <text:p text:style-name="P53">20%</text:p>
          </text:list-item>
          <text:list-item>
            <text:p text:style-name="P53">$16.99</text:p>
          </text:list-item>
          <text:list-item>
            <text:p text:style-name="P53">3<draw:frame draw:style-name="fr4" draw:name="Object81" text:anchor-type="as-char" svg:width="0.1984in" svg:height="0.3929in" draw:z-index="165"><draw:object xlink:href="./Object 81" xlink:type="simple" xlink:show="embed" xlink:actuate="onLoad"/><draw:image xlink:href="./ObjectReplacements/Object 81" xlink:type="simple" xlink:show="embed" xlink:actuate="onLoad"/></draw:frame>%</text:p>
          </text:list-item>
          <text:list-item>
            <text:p text:style-name="P53">$5,225</text:p>
          </text:list-item>
          <text:list-item>
            <text:p text:style-name="P53">$7.64</text:p>
          </text:list-item>
          <text:list-item>
            <text:p text:style-name="P53">$16,200</text:p>
          </text:list-item>
        </text:list>
      </text:section>
      <text:p text:style-name="P5"/>
      <text:section text:style-name="Sect3" text:name="Section65">
        <text:p text:style-name="P5">Worksheet 14-5</text:p>
        <text:list xml:id="list1466986680" text:style-name="L69">
          <text:list-item>
            <text:p text:style-name="P54">$18.95 gross profit; $13.95net profit</text:p>
          </text:list-item>
          <text:list-item>
            <text:p text:style-name="P54">$23.63 gross profit; $18.63 net profit</text:p>
          </text:list-item>
          <text:list-item>
            <text:p text:style-name="P54">$6.45 gross profit; $1.45 net profit</text:p>
          </text:list-item>
          <text:list-item>
            <text:p text:style-name="P54">$41.03 gross profit; $36.03 net profit</text:p>
          </text:list-item>
          <text:list-item>
            <text:p text:style-name="P54">$8.83 gross profit; $3.83 net profit</text:p>
          </text:list-item>
          <text:list-item>
            <text:p text:style-name="P54">$7.53 gross profit; $2.53 net profit</text:p>
          </text:list-item>
          <text:list-item>
            <text:p text:style-name="P54">$24.01 gross profit; $19.01 net profit</text:p>
          </text:list-item>
          <text:list-item>
            <text:p text:style-name="P54"><text:soft-page-break/>$5.44 gross profit; $0.44 net profit</text:p>
          </text:list-item>
          <text:list-item>
            <text:p text:style-name="P54">$80.33 gross profit; $75.33 net profit</text:p>
          </text:list-item>
          <text:list-item>
            <text:p text:style-name="P54">$102.22 gross profit; $97.22 net profit</text:p>
          </text:list-item>
          <text:list-item>
            <text:p text:style-name="P54">$103.43 gross profit; $98.43 net profit</text:p>
          </text:list-item>
          <text:list-item>
            <text:p text:style-name="P54">$44.12 gross profit; $39.12 net profit</text:p>
          </text:list-item>
          <text:list-item>
            <text:p text:style-name="P54">$29.15 gross profit; $24.15 net profit</text:p>
          </text:list-item>
          <text:list-item>
            <text:p text:style-name="P54">$11.77 gross profit; $6.77 net profit</text:p>
          </text:list-item>
          <text:list-item>
            <text:p text:style-name="P54">$106.06 gross profit; $101.06 net profit</text:p>
          </text:list-item>
          <text:list-item>
            <text:p text:style-name="P54">$4.92 gross profit; $0.08 net loss</text:p>
          </text:list-item>
          <text:list-item>
            <text:p text:style-name="P54">$9.43 gross profit; $4.43 net profit</text:p>
          </text:list-item>
          <text:list-item>
            <text:p text:style-name="P54">$27.17 gross profit; $22.17 net profit</text:p>
          </text:list-item>
          <text:list-item>
            <text:p text:style-name="P54">$4.26 gross profit; $0.74 net loss</text:p>
          </text:list-item>
          <text:list-item>
            <text:p text:style-name="P54">$3.97 gross profit; $1.03 net loss</text:p>
          </text:list-item>
          <text:list-item>
            <text:p text:style-name="P54">$18.95 gross profit; $13.95 net profit</text:p>
          </text:list-item>
          <text:list-item>
            <text:p text:style-name="P54">$23.63 gross profit; $18.63 net profit</text:p>
          </text:list-item>
          <text:list-item>
            <text:p text:style-name="P54">$6.45 gross profit; $2.95 net profit</text:p>
          </text:list-item>
          <text:list-item>
            <text:p text:style-name="P54">$41.03 gross profit; $33.53 net profit</text:p>
          </text:list-item>
          <text:list-item>
            <text:p text:style-name="P54">$8.83 gross profit; $5.33 net profit</text:p>
          </text:list-item>
          <text:list-item>
            <text:p text:style-name="P54">$7.53 gross profit; $4.03 net profit</text:p>
          </text:list-item>
          <text:list-item>
            <text:p text:style-name="P54">$24.01 gross profit; $19.01 net profit</text:p>
          </text:list-item>
          <text:list-item>
            <text:p text:style-name="P54">$5.44 gross profit; $1.94 net profit</text:p>
          </text:list-item>
          <text:list-item>
            <text:p text:style-name="P54">$80.33 gross profit; $72.83 net profit</text:p>
          </text:list-item>
          <text:list-item>
            <text:p text:style-name="P54">$102.22 gross profit; $94.72 net profit</text:p>
          </text:list-item>
          <text:list-item>
            <text:p text:style-name="P54">$103.43 gross profit; $95.93 net profit</text:p>
          </text:list-item>
          <text:list-item>
            <text:p text:style-name="P54">$44.12 gross profit; $36.62 net profit</text:p>
          </text:list-item>
          <text:list-item>
            <text:p text:style-name="P54">$29.15 gross profit; $24.15 net profit</text:p>
          </text:list-item>
          <text:list-item>
            <text:p text:style-name="P54">$11.77 gross profit; $8.27 net profit</text:p>
          </text:list-item>
          <text:list-item>
            <text:p text:style-name="P54">$106.06 gross profit; $98.56 net profit</text:p>
          </text:list-item>
          <text:list-item>
            <text:p text:style-name="P54">$4.92 gross profit; $1.42 net profit</text:p>
          </text:list-item>
          <text:list-item>
            <text:p text:style-name="P54">$9.43 gross profit; $5.93 net profit</text:p>
          </text:list-item>
          <text:list-item>
            <text:p text:style-name="P54">$27.17 gross profit; $22.17 net profit</text:p>
          </text:list-item>
          <text:list-item>
            <text:p text:style-name="P54">$4.26 gross profit; $0.76 net profit</text:p>
          </text:list-item>
          <text:list-item>
            <text:p text:style-name="P54">$3.97 gross profit; $0.47 net profit</text:p>
          </text:list-item>
        </text:list>
      </text:section>
      <text:p text:style-name="P5"/>
      <text:section text:style-name="Sect2" text:name="Section66">
        <text:p text:style-name="P5">Worksheet 14-6</text:p>
        <text:list xml:id="list734427823" text:style-name="L70">
          <text:list-item>
            <text:p text:style-name="P55">$30.47</text:p>
          </text:list-item>
          <text:list-item>
            <text:p text:style-name="P55">$39.52</text:p>
          </text:list-item>
          <text:list-item>
            <text:p text:style-name="P55">$7.50</text:p>
          </text:list-item>
          <text:list-item>
            <text:p text:style-name="P55">$68.33</text:p>
          </text:list-item>
          <text:list-item>
            <text:p text:style-name="P55">$7.50</text:p>
          </text:list-item>
          <text:list-item>
            <text:p text:style-name="P55">$11.29</text:p>
          </text:list-item>
          <text:list-item>
            <text:p text:style-name="P55">$26.24</text:p>
          </text:list-item>
          <text:list-item>
            <text:p text:style-name="P55">$7.26</text:p>
          </text:list-item>
          <text:list-item>
            <text:p text:style-name="P55">$144.30</text:p>
          </text:list-item>
          <text:list-item>
            <text:p text:style-name="P55">$186.63</text:p>
          </text:list-item>
          <text:list-item>
            <text:p text:style-name="P55">$188.80</text:p>
          </text:list-item>
          <text:list-item>
            <text:p text:style-name="P55">$74.29</text:p>
          </text:list-item>
          <text:list-item>
            <text:p text:style-name="P55">$11.91</text:p>
          </text:list-item>
          <text:list-item>
            <text:p text:style-name="P55">$19.51</text:p>
          </text:list-item>
          <text:list-item>
            <text:p text:style-name="P55">$194.05</text:p>
          </text:list-item>
          <text:list-item>
            <text:p text:style-name="P55">$6.26</text:p>
          </text:list-item>
          <text:list-item>
            <text:p text:style-name="P55">$14.95</text:p>
          </text:list-item>
          <text:list-item>
            <text:p text:style-name="P55">$46.36</text:p>
          </text:list-item>
          <text:list-item>
            <text:p text:style-name="P55">$5.06</text:p>
          </text:list-item>
          <text:list-item>
            <text:p text:style-name="P55">$4.41</text:p>
          </text:list-item>
          <text:list-item>
            <text:p text:style-name="P55">Fred's Pharmacy lost $121 last month on Senile Sally.</text:p>
          </text:list-item>
          <text:list-item>
            <text:p text:style-name="P55"><text:s/></text:p>
            <text:list>
              <text:list-item>
                <text:p text:style-name="P55">$2,750.00</text:p>
              </text:list-item>
              <text:list-item>
                <text:p text:style-name="P55">$847.37</text:p>
              </text:list-item>
              <text:list-item>
                <text:p text:style-name="P55">$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05271194"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552341497"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7">40% markup</text:p>
          </text:list-item>
          <text:list-item>
            <text:p text:style-name="P127">$18.48</text:p>
          </text:list-item>
          <text:list-item>
            <text:p text:style-name="P127">3%</text:p>
          </text:list-item>
          <text:list-item>
            <text:p text:style-name="P127">$6,175.00</text:p>
          </text:list-item>
          <text:list-item>
            <text:p text:style-name="P127">$4.50</text:p>
          </text:list-item>
          <text:list-item>
            <text:p text:style-name="P127">$17,820.00</text:p>
          </text:list-item>
          <text:list-item>
            <text:p text:style-name="P127">$20.95 gross profit; $15.95 net profit</text:p>
          </text:list-item>
          <text:list-item>
            <text:p text:style-name="P127">$25.63 gross profit; $20.63 net profit</text:p>
          </text:list-item>
          <text:list-item>
            <text:p text:style-name="P127">$7.01 gross profit; $2.01 net profit</text:p>
          </text:list-item>
          <text:list-item>
            <text:p text:style-name="P127">$44.03 gross profit; $39.03 net profit</text:p>
          </text:list-item>
          <text:list-item>
            <text:p text:style-name="P127">$9.73 gross profit; $4.73 net profit</text:p>
          </text:list-item>
          <text:list-item>
            <text:p text:style-name="P127">$8.13 gross profit; $3.13 net profit</text:p>
          </text:list-item>
          <text:list-item>
            <text:p text:style-name="P127">$132.50</text:p>
          </text:list-item>
          <text:list-item>
            <text:p text:style-name="P127">$39.52</text:p>
          </text:list-item>
          <text:list-item>
            <text:p text:style-name="P127">$11.66</text:p>
          </text:list-item>
          <text:list-item>
            <text:p text:style-name="P127">$68.12</text:p>
          </text:list-item>
          <text:list-item>
            <text:p text:style-name="P127">$10.89</text:p>
          </text:list-item>
          <text:list-item>
            <text:p text:style-name="P127">$21.25 profit</text:p>
          </text:list-item>
          <text:list-item>
            <text:p text:style-name="P127">$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598184979"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1998058193"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2057520619" text:style-name="L75">
          <text:list-item>
            <text:p text:style-name="P128">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8">d c p e i l k b a o n j h g m f</text:p>
          </text:list-item>
          <text:list-item>
            <text:p text:style-name="P128">inhalation and ophthalmic</text:p>
          </text:list-item>
          <text:list-item>
            <text:p text:style-name="P128">sterile, free of visible particulate material, pyrogen-free, stable for intended use, a pH similar to that of human blood, isotonic</text:p>
          </text:list-item>
          <text:list-item>
            <text:p text:style-name="P128">2.5 mL</text:p>
          </text:list-item>
          <text:list-item>
            <text:p text:style-name="P128">0.15 mL</text:p>
          </text:list-item>
          <text:list-item>
            <text:p text:style-name="P128"/>
            <text:list>
              <text:list-item>
                <text:p text:style-name="P128">12.5 mL</text:p>
              </text:list-item>
              <text:list-item>
                <text:p text:style-name="P128">1.5 mL</text:p>
              </text:list-item>
              <text:list-item>
                <text:p text:style-name="P128">21 mL</text:p>
              </text:list-item>
              <text:list-item>
                <text:p text:style-name="P128">31.25 mL</text:p>
              </text:list-item>
              <text:list-item>
                <text:p text:style-name="P128">0.3 mL</text:p>
              </text:list-item>
              <text:list-item>
                <text:p text:style-name="P128">0.5 mL</text:p>
              </text:list-item>
              <text:list-item>
                <text:p text:style-name="P128">4 mL</text:p>
              </text:list-item>
            </text:list>
          </text:list-item>
          <text:list-item>
            <text:p text:style-name="P128">The syringe should be marked at 2 mL</text:p>
          </text:list-item>
          <text:list-item>
            <text:p text:style-name="P128">5 mL</text:p>
          </text:list-item>
          <text:list-item>
            <text:p text:style-name="P128">3 mL</text:p>
          </text:list-item>
          <text:list-item>
            <text:p text:style-name="P128">100 mg</text:p>
          </text:list-item>
          <text:list-item>
            <text:p text:style-name="P128"><text:soft-page-break/>250,000 u/mL = 26 mL; 500,000 u/mL = 13 mL; 1,000,000 u/m/L = 6.5 mL</text:p>
          </text:list-item>
          <text:list-item>
            <text:p text:style-name="P128">Both syringes should be marked at 16 mL.</text:p>
          </text:list-item>
        </text:list>
      </text:section>
      <text:p text:style-name="P5"/>
      <text:p text:style-name="P6">Chapter 16 - Insulin</text:p>
      <text:p text:style-name="P5"/>
      <text:section text:style-name="Sect3" text:name="Section71">
        <text:p text:style-name="P5">Worksheet 16-1</text:p>
        <text:list xml:id="list980630957"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632845818" text:continue-numbering="true" text:style-name="L76">
        <text:list-item>
          <text:p text:style-name="P129">The clear rapid or short-acting insulin is actually drawn into the syringe prior to adding the cloudy isophane (NPH) insulin.</text:p>
        </text:list-item>
        <text:list-item>
          <text:p text:style-name="P131"><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0">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652138153"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772149759"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2085379312"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166"><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853770266"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658531959"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794332340"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670237088"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800654510"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 21 PPM, and Reducing &amp; Enlarging Formulas</text:p>
      <text:p text:style-name="P5"/>
      <text:section text:style-name="Sect2" text:name="Section80">
        <text:p text:style-name="P5">Worksheet 21-1</text:p>
        <text:list xml:id="list1183827638"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819812613"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1492949105"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554828845"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1969351554"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Drip Rates &amp; Infusion Rates</text:p>
      <text:p text:style-name="P5"/>
      <text:section text:style-name="Sect4" text:name="Section85">
        <text:p text:style-name="P5">Worksheet 24-1</text:p>
        <text:list xml:id="list169221361"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4" text:name="Section86">
        <text:p text:style-name="P5">Worksheet 24-2</text:p>
        <text:list xml:id="list721762175"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8T07:47:18</dc:date>
    <dc:creator>Sean Parsons</dc:creator>
    <meta:editing-duration>P3DT3H35M31S</meta:editing-duration>
    <meta:editing-cycles>53</meta:editing-cycles>
    <meta:generator>LibreOffice/3.3$Linux LibreOffice_project/330m19$Build-301</meta:generator>
    <meta:printed-by>Sean Parsons</meta:printed-by>
    <meta:print-date>2011-08-26T14:01:47</meta:print-date>
    <meta:document-statistic meta:table-count="7" meta:image-count="33" meta:object-count="246" meta:page-count="36" meta:paragraph-count="3019" meta:word-count="10476" meta:character-count="4614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